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</office:automatic-styles>
  <office:body>
    <office:text>
      <text:h text:style-name="Heading_20_2" text:outline-level="2"><text:bookmark-start text:name="id_8086-trainer-kit"/><text:span text:style-name="T1">8086 Trainer Kit</text:span><text:bookmark-end text:name="id_8086-trainer-kit"/></text:h>
      <text:h text:style-name="Heading_20_3" text:outline-level="3"><text:bookmark-start text:name="id_1a-addition"/>1a. <text:span text:style-name="T2">Addition</text:span><text:bookmark-end text:name="id_1a-addition"/></text:h>
      <text:p text:style-name="Preformatted_20_Text">
<text:span text:style-name="BuiltInTok">MOV</text:span><text:span text:style-name="NormalTok"><text:s text:c="1"/></text:span><text:span text:style-name="KeywordTok">CX</text:span><text:span text:style-name="OperatorTok">,</text:span><text:span text:style-name="DecValTok">0000</text:span>
</text:p>
      <text:p text:style-name="Preformatted_20_Text">
<text:span text:style-name="BuiltInTok">MOV</text:span><text:span text:style-name="NormalTok"><text:s text:c="1"/></text:span><text:span text:style-name="KeywordTok">AX</text:span><text:span text:style-name="OperatorTok">,[</text:span><text:span text:style-name="DecValTok">0500</text:span><text:span text:style-name="OperatorTok">]</text:span>
</text:p>
      <text:p text:style-name="Preformatted_20_Text">
<text:span text:style-name="BuiltInTok">MOV</text:span><text:span text:style-name="NormalTok"><text:s text:c="1"/></text:span><text:span text:style-name="KeywordTok">BX</text:span><text:span text:style-name="OperatorTok">,[</text:span><text:span text:style-name="DecValTok">0600</text:span><text:span text:style-name="OperatorTok">]</text:span>
</text:p>
      <text:p text:style-name="Preformatted_20_Text">
<text:span text:style-name="BuiltInTok">ADD</text:span><text:span text:style-name="NormalTok"><text:s text:c="1"/></text:span><text:span text:style-name="KeywordTok">AX</text:span><text:span text:style-name="OperatorTok">,</text:span><text:span text:style-name="KeywordTok">BX</text:span>
</text:p>
      <text:p text:style-name="Preformatted_20_Text">
<text:span text:style-name="ControlFlowTok">JNC</text:span><text:span text:style-name="NormalTok"><text:s text:c="1"/></text:span><text:span text:style-name="FloatTok">200</text:span><text:span text:style-name="BaseNTok">F</text:span>
</text:p>
      <text:p text:style-name="Preformatted_20_Text">
<text:span text:style-name="BuiltInTok">INC</text:span><text:span text:style-name="NormalTok"><text:s text:c="1"/></text:span><text:span text:style-name="KeywordTok">C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0700</text:span><text:span text:style-name="OperatorTok">],</text:span><text:span text:style-name="KeywordTok">A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0800</text:span><text:span text:style-name="OperatorTok">],</text:span><text:span text:style-name="KeywordTok">CX</text:span>
</text:p>
      <text:p text:style-name="Preformatted_20_Text">
<text:span text:style-name="BuiltInTok">HLT</text:span>
</text:p>
      <text:p text:style-name="P1">STARTING ADDR: 1000</text:p>
      <text:p text:style-name="P2">I/P</text:p>
      <text:p text:style-name="P3">0500: 82</text:p>
      <text:p text:style-name="P4">0501: 12</text:p>
      <text:p text:style-name="P5">0600: 84</text:p>
      <text:p text:style-name="P6">0601: 12</text:p>
      <text:p text:style-name="P7"/>
      <text:p text:style-name="P8">O/P</text:p>
      <text:p text:style-name="P9">0700: 06</text:p>
      <text:p text:style-name="P10">0701: 25</text:p>
      <text:h text:style-name="Heading_20_3" text:outline-level="3"><text:bookmark-start text:name="id_1b-substraction"/>1b. <text:span text:style-name="T2">Substraction</text:span><text:bookmark-end text:name="id_1b-substraction"/></text:h>
      <text:p text:style-name="Preformatted_20_Text">
<text:span text:style-name="BuiltInTok">MOV</text:span><text:span text:style-name="NormalTok"><text:s text:c="1"/></text:span><text:span text:style-name="KeywordTok">CX</text:span><text:span text:style-name="OperatorTok">,</text:span><text:span text:style-name="DecValTok">0000</text:span>
</text:p>
      <text:p text:style-name="Preformatted_20_Text">
<text:span text:style-name="BuiltInTok">MOV</text:span><text:span text:style-name="NormalTok"><text:s text:c="1"/></text:span><text:span text:style-name="KeywordTok">AX</text:span><text:span text:style-name="OperatorTok">,[</text:span><text:span text:style-name="DecValTok">0500</text:span><text:span text:style-name="OperatorTok">]</text:span>
</text:p>
      <text:p text:style-name="Preformatted_20_Text">
<text:span text:style-name="BuiltInTok">MOV</text:span><text:span text:style-name="NormalTok"><text:s text:c="1"/></text:span><text:span text:style-name="KeywordTok">BX</text:span><text:span text:style-name="OperatorTok">,[</text:span><text:span text:style-name="DecValTok">0600</text:span><text:span text:style-name="OperatorTok">]</text:span>
</text:p>
      <text:p text:style-name="Preformatted_20_Text">
<text:span text:style-name="BuiltInTok">SUB</text:span><text:span text:style-name="NormalTok"><text:s text:c="1"/></text:span><text:span text:style-name="KeywordTok">AX</text:span><text:span text:style-name="OperatorTok">,</text:span><text:span text:style-name="KeywordTok">BX</text:span>
</text:p>
      <text:p text:style-name="Preformatted_20_Text">
<text:span text:style-name="ControlFlowTok">JNC</text:span><text:span text:style-name="NormalTok"><text:s text:c="1"/></text:span><text:span text:style-name="FloatTok">200</text:span><text:span text:style-name="BaseNTok">F</text:span>
</text:p>
      <text:p text:style-name="Preformatted_20_Text">
<text:span text:style-name="BuiltInTok">INC</text:span><text:span text:style-name="NormalTok"><text:s text:c="1"/></text:span><text:span text:style-name="KeywordTok">C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0700</text:span><text:span text:style-name="OperatorTok">],</text:span><text:span text:style-name="KeywordTok">A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0800</text:span><text:span text:style-name="OperatorTok">],</text:span><text:span text:style-name="KeywordTok">CX</text:span>
</text:p>
      <text:p text:style-name="Preformatted_20_Text">
<text:span text:style-name="BuiltInTok">HLT</text:span>
</text:p>
      <text:p text:style-name="P11">STARTING ADDR: 1000</text:p>
      <text:p text:style-name="P12">I/P</text:p>
      <text:p text:style-name="P13">0500: 2D</text:p>
      <text:p text:style-name="P14">0501: FE</text:p>
      <text:p text:style-name="P15">0600: AD</text:p>
      <text:p text:style-name="P16">0601: BC</text:p>
      <text:p text:style-name="P17"/>
      <text:p text:style-name="P18">O/P</text:p>
      <text:p text:style-name="P19">0700: 80</text:p>
      <text:p text:style-name="P20">0701: 41</text:p>
      <text:p text:style-name="P21">0800: 00</text:p>
      <text:h text:style-name="Heading_20_3" text:outline-level="3"><text:bookmark-start text:name="id_1c-multiplication"/>1c. <text:span text:style-name="T2">Multiplication</text:span><text:bookmark-end text:name="id_1c-multiplication"/></text:h>
      <text:p text:style-name="Preformatted_20_Text">
<text:span text:style-name="BuiltInTok">MOV</text:span><text:span text:style-name="NormalTok"><text:s text:c="1"/></text:span><text:span text:style-name="KeywordTok">AX</text:span><text:span text:style-name="OperatorTok">,[</text:span><text:span text:style-name="DecValTok">0300</text:span><text:span text:style-name="OperatorTok">]</text:span>
</text:p>
      <text:p text:style-name="Preformatted_20_Text">
<text:span text:style-name="BuiltInTok">MOV</text:span><text:span text:style-name="NormalTok"><text:s text:c="1"/></text:span><text:span text:style-name="KeywordTok">BX</text:span><text:span text:style-name="OperatorTok">,[</text:span><text:span text:style-name="DecValTok">3002</text:span><text:span text:style-name="OperatorTok">]</text:span>
</text:p>
      <text:p text:style-name="Preformatted_20_Text">
<text:span text:style-name="BuiltInTok">MUL</text:span><text:span text:style-name="NormalTok"><text:s text:c="1"/></text:span><text:span text:style-name="KeywordTok">B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3004</text:span><text:span text:style-name="OperatorTok">],</text:span><text:span text:style-name="KeywordTok">AX</text:span>
</text:p>
      <text:p text:style-name="Preformatted_20_Text">
<text:span text:style-name="BuiltInTok">MOV</text:span><text:span text:style-name="NormalTok"><text:s text:c="1"/></text:span><text:span text:style-name="KeywordTok">AX</text:span><text:span text:style-name="OperatorTok">,</text:span><text:span text:style-name="KeywordTok">BX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3006</text:span><text:span text:style-name="OperatorTok">],</text:span><text:span text:style-name="KeywordTok">AX</text:span>
</text:p>
      <text:p text:style-name="Preformatted_20_Text">
<text:span text:style-name="BuiltInTok">HLT</text:span>
</text:p>
      <text:p text:style-name="P22">STARTING ADDR:1000</text:p>
      <text:p text:style-name="P23">I/P</text:p>
      <text:p text:style-name="P24">3000: 03</text:p>
      <text:p text:style-name="P25">3001: 04</text:p>
      <text:p text:style-name="P26">3002: 08</text:p>
      <text:p text:style-name="P27">3003: 07</text:p>
      <text:p text:style-name="P28">3004: 18</text:p>
      <text:p text:style-name="P29"/>
      <text:p text:style-name="P30">O/P</text:p>
      <text:p text:style-name="P31">3005: 75</text:p>
      <text:p text:style-name="P32">3006: 1C</text:p>
      <text:p text:style-name="P33">3007: 00</text:p>
      <text:h text:style-name="Heading_20_3" text:outline-level="3"><text:bookmark-start text:name="id_1d-division"/>1d. <text:span text:style-name="T2">Division</text:span><text:bookmark-end text:name="id_1d-division"/></text:h>
      <text:p text:style-name="Preformatted_20_Text">
<text:span text:style-name="BuiltInTok">MOV</text:span><text:span text:style-name="NormalTok"><text:s text:c="1"/></text:span><text:span text:style-name="KeywordTok">SI</text:span><text:span text:style-name="OperatorTok">,</text:span><text:span text:style-name="DecValTok">0500</text:span>
</text:p>
      <text:p text:style-name="Preformatted_20_Text">
<text:span text:style-name="BuiltInTok">MOV</text:span><text:span text:style-name="NormalTok"><text:s text:c="1"/></text:span><text:span text:style-name="KeywordTok">DI</text:span><text:span text:style-name="OperatorTok">,</text:span><text:span text:style-name="DecValTok">0600</text:span>
</text:p>
      <text:p text:style-name="Preformatted_20_Text">
<text:span text:style-name="BuiltInTok">MOV</text:span><text:span text:style-name="NormalTok"><text:s text:c="1"/></text:span><text:span text:style-name="KeywordTok">BL</text:span><text:span text:style-name="OperatorTok">,[</text:span><text:span text:style-name="KeywordTok">SI</text:span><text:span text:style-name="OperatorTok">]</text:span>
</text:p>
      <text:p text:style-name="Preformatted_20_Text">
<text:span text:style-name="BuiltInTok">INC</text:span><text:span text:style-name="NormalTok"><text:s text:c="1"/></text:span><text:span text:style-name="KeywordTok">SI</text:span>
</text:p>
      <text:p text:style-name="Preformatted_20_Text">
<text:span text:style-name="BuiltInTok">MOV</text:span><text:span text:style-name="NormalTok"><text:s text:c="1"/></text:span><text:span text:style-name="KeywordTok">AX</text:span><text:span text:style-name="OperatorTok">,[</text:span><text:span text:style-name="KeywordTok">SI</text:span><text:span text:style-name="OperatorTok">]</text:span>
</text:p>
      <text:p text:style-name="Preformatted_20_Text">
<text:span text:style-name="BuiltInTok">DIV</text:span><text:span text:style-name="NormalTok"><text:s text:c="1"/></text:span><text:span text:style-name="KeywordTok">BL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KeywordTok">DI</text:span><text:span text:style-name="OperatorTok">],</text:span><text:span text:style-name="KeywordTok">AX</text:span>
</text:p>
      <text:p text:style-name="Preformatted_20_Text">
<text:span text:style-name="BuiltInTok">HLT</text:span>
</text:p>
      <text:p text:style-name="P34">STARTING ADDR: 1000</text:p>
      <text:p text:style-name="P35">I/P</text:p>
      <text:p text:style-name="P36">0500: 06</text:p>
      <text:p text:style-name="P37">0501: 20</text:p>
      <text:p text:style-name="P38">0502: 00</text:p>
      <text:p text:style-name="P39"/>
      <text:p text:style-name="P40">O/P</text:p>
      <text:p text:style-name="P41">0600: 05</text:p>
      <text:p text:style-name="P42">0601: 02</text:p>
      <text:h text:style-name="Heading_20_3" text:outline-level="3"><text:bookmark-start text:name="id_2-greatest-of-2-numbers"/>2. <text:span text:style-name="T2">Greatest of 2 Numbers</text:span><text:bookmark-end text:name="id_2-greatest-of-2-numbers"/></text:h>
      <text:p text:style-name="Preformatted_20_Text">
<text:span text:style-name="BuiltInTok">MOV</text:span><text:span text:style-name="NormalTok"><text:s text:c="1"/></text:span><text:span text:style-name="KeywordTok">SI</text:span><text:span text:style-name="OperatorTok">,</text:span><text:span text:style-name="DecValTok">0500</text:span>
</text:p>
      <text:p text:style-name="Preformatted_20_Text">
<text:span text:style-name="BuiltInTok">MOV</text:span><text:span text:style-name="NormalTok"><text:s text:c="1"/></text:span><text:span text:style-name="KeywordTok">AL</text:span><text:span text:style-name="OperatorTok">,[</text:span><text:span text:style-name="KeywordTok">SI</text:span><text:span text:style-name="OperatorTok">]</text:span>
</text:p>
      <text:p text:style-name="Preformatted_20_Text">
<text:span text:style-name="BuiltInTok">INC</text:span><text:span text:style-name="NormalTok"><text:s text:c="1"/></text:span><text:span text:style-name="KeywordTok">SI</text:span>
</text:p>
      <text:p text:style-name="Preformatted_20_Text">
<text:span text:style-name="BuiltInTok">MOV</text:span><text:span text:style-name="NormalTok"><text:s text:c="1"/></text:span><text:span text:style-name="KeywordTok">BL</text:span><text:span text:style-name="OperatorTok">,[</text:span><text:span text:style-name="KeywordTok">SI</text:span><text:span text:style-name="OperatorTok">]</text:span>
</text:p>
      <text:p text:style-name="Preformatted_20_Text">
<text:span text:style-name="BuiltInTok">CMP</text:span><text:span text:style-name="NormalTok"><text:s text:c="1"/></text:span><text:span text:style-name="KeywordTok">AL</text:span><text:span text:style-name="OperatorTok">,</text:span><text:span text:style-name="KeywordTok">BL</text:span>
</text:p>
      <text:p text:style-name="Preformatted_20_Text">
<text:span text:style-name="ControlFlowTok">JGE</text:span><text:span text:style-name="NormalTok"><text:s text:c="1"/></text:span><text:span text:style-name="DecValTok">040</text:span><text:span text:style-name="ErrorTok">E</text:span>
</text:p>
      <text:p text:style-name="Preformatted_20_Text">
<text:span text:style-name="BuiltInTok">MOV</text:span><text:span text:style-name="NormalTok"><text:s text:c="1"/></text:span><text:span text:style-name="KeywordTok">AL</text:span><text:span text:style-name="OperatorTok">,</text:span><text:span text:style-name="KeywordTok">BL</text:span>
</text:p>
      <text:p text:style-name="Preformatted_20_Text">
<text:span text:style-name="BuiltInTok">MOV</text:span><text:span text:style-name="NormalTok"><text:s text:c="1"/></text:span><text:span text:style-name="OperatorTok">[</text:span><text:span text:style-name="DecValTok">0502</text:span><text:span text:style-name="OperatorTok">],</text:span><text:span text:style-name="KeywordTok">AL</text:span>
</text:p>
      <text:p text:style-name="Preformatted_20_Text">
<text:span text:style-name="BuiltInTok">HLT</text:span>
</text:p>
      <text:p text:style-name="P43">STARTING ADDR: 0400</text:p>
      <text:p text:style-name="P44">I/P</text:p>
      <text:p text:style-name="P45">0500: 25</text:p>
      <text:p text:style-name="P46">0501: 72</text:p>
      <text:p text:style-name="P47"/>
      <text:p text:style-name="P48">O/P</text:p>
      <text:p text:style-name="P49">0502: 72</text:p>
      <text:h text:style-name="Heading_20_2" text:outline-level="2"><text:bookmark-start text:name="id_2-pass-assembler"/><text:span text:style-name="T1">2 Pass Assembler</text:span><text:bookmark-end text:name="id_2-pass-assembler"/></text:h>
      <text:h text:style-name="Heading_20_3" text:outline-level="3"><text:bookmark-start text:name="pass-1"/><text:span text:style-name="T2">Pass 1</text:span><text:bookmark-end text:name="pass-1"/></text:h>
      <text:p text:style-name="Preformatted_20_Text">
<text:span text:style-name="PreprocessorTok">#include</text:span><text:span text:style-name="ImportTok">&lt;stdio.h&gt;</text:span>
</text:p>
      <text:p text:style-name="Preformatted_20_Text">
<text:span text:style-name="PreprocessorTok">#include</text:span><text:span text:style-name="ImportTok">&lt;stdlib.h&gt;</text:span>
</text:p>
      <text:p text:style-name="Preformatted_20_Text">
<text:span text:style-name="PreprocessorTok">#include</text:span><text:span text:style-name="ImportTok">&lt;string.h&gt;</text:span>
</text:p>
      <text:p text:style-name="Preformatted_20_Text">
</text:p>
      <text:p text:style-name="Preformatted_20_Text">
<text:span text:style-name="PreprocessorTok">#define MAX_SYM </text:span><text:span text:style-name="DecValTok">50</text:span>
</text:p>
      <text:p text:style-name="Preformatted_20_Text">
<text:span text:style-name="PreprocessorTok">#define BUF </text:span><text:span text:style-name="DecValTok">20</text:span>
</text:p>
      <text:p text:style-name="Preformatted_20_Text">
</text:p>
      <text:p text:style-name="Preformatted_20_Text">
<text:span text:style-name="KeywordTok">typedef</text:span><text:span text:style-name="NormalTok"><text:s text:c="1"/></text:span><text:span text:style-name="KeywordTok">struct</text:span><text:span text:style-name="NormalTok"><text:s text:c="1"/>symtab </text:span><text:span text:style-name="OperatorTok">{</text:span>
</text:p>
      <text:p text:style-name="Preformatted_20_Text">
<text:span text:style-name="NormalTok"><text:s text:c="4"/></text:span><text:span text:style-name="DataTypeTok">char</text:span><text:span text:style-name="NormalTok"><text:s text:c="1"/>lab</text:span><text:span text:style-name="OperatorTok">[</text:span><text:span text:style-name="DecValTok">20</text:span><text:span text:style-name="OperatorTok">];</text:span>
</text:p>
      <text:p text:style-name="Preformatted_20_Text">
<text:span text:style-name="NormalTok"><text:s text:c="4"/></text:span><text:span text:style-name="DataTypeTok">int</text:span><text:span text:style-name="NormalTok"><text:s text:c="1"/>addr</text:span><text:span text:style-name="OperatorTok">;</text:span>
</text:p>
      <text:p text:style-name="Preformatted_20_Text">
<text:span text:style-name="OperatorTok">}</text:span><text:span text:style-name="NormalTok"><text:s text:c="1"/>stab</text:span><text:span text:style-name="OperatorTok">;</text:span>
</text:p>
      <text:p text:style-name="Preformatted_20_Text">
</text:p>
      <text:p text:style-name="Preformatted_20_Text">
<text:span text:style-name="KeywordTok">typedef</text:span><text:span text:style-name="NormalTok"><text:s text:c="1"/></text:span><text:span text:style-name="KeywordTok">struct</text:span><text:span text:style-name="NormalTok"><text:s text:c="1"/>optab </text:span><text:span text:style-name="OperatorTok">{</text:span>
</text:p>
      <text:p text:style-name="Preformatted_20_Text">
<text:span text:style-name="NormalTok"><text:s text:c="4"/></text:span><text:span text:style-name="DataTypeTok">char</text:span><text:span text:style-name="NormalTok"><text:s text:c="1"/>opnd</text:span><text:span text:style-name="OperatorTok">[</text:span><text:span text:style-name="DecValTok">20</text:span><text:span text:style-name="OperatorTok">];</text:span>
</text:p>
      <text:p text:style-name="Preformatted_20_Text">
<text:span text:style-name="NormalTok"><text:s text:c="4"/></text:span><text:span text:style-name="DataTypeTok">int</text:span><text:span text:style-name="NormalTok"><text:s text:c="1"/>addr</text:span><text:span text:style-name="OperatorTok">;</text:span>
</text:p>
      <text:p text:style-name="Preformatted_20_Text">
<text:span text:style-name="OperatorTok">}</text:span><text:span text:style-name="NormalTok"><text:s text:c="1"/>optb</text:span><text:span text:style-name="OperatorTok">;</text:span>
</text:p>
      <text:p text:style-name="Preformatted_20_Text">
</text:p>
      <text:p text:style-name="Preformatted_20_Text">
<text:span text:style-name="DataTypeTok">int</text:span><text:span text:style-name="NormalTok"><text:s text:c="1"/>st_cnt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otsize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start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locct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stab st</text:span><text:span text:style-name="OperatorTok">[</text:span><text:span text:style-name="NormalTok">MAX_SYM</text:span><text:span text:style-name="OperatorTok">];</text:span>
</text:p>
      <text:p text:style-name="Preformatted_20_Text">
<text:span text:style-name="NormalTok">optb otab</text:span><text:span text:style-name="OperatorTok">[</text:span><text:span text:style-name="NormalTok">MAX_SYM</text:span><text:span text:style-name="OperatorTok">];</text:span>
</text:p>
      <text:p text:style-name="Preformatted_20_Text">
</text:p>
      <text:p text:style-name="Preformatted_20_Text">
<text:span text:style-name="DataTypeTok">void</text:span><text:span text:style-name="NormalTok"><text:s text:c="1"/>pass1 </text:span><text:span text:style-name="OperatorTok">(</text:span><text:span text:style-name="DataTypeTok">FILE</text:span><text:span text:style-name="OperatorTok">*</text:span><text:span text:style-name="NormalTok"><text:s text:c="1"/>inter</text:span><text:span text:style-name="OperatorTok">,</text:span><text:span text:style-name="NormalTok"><text:s text:c="1"/></text:span><text:span text:style-name="DataTypeTok">char</text:span><text:span text:style-name="NormalTok"><text:s text:c="1"/>opcode</text:span><text:span text:style-name="OperatorTok">[],</text:span><text:span text:style-name="NormalTok"><text:s text:c="1"/></text:span><text:span text:style-name="DataTypeTok">char</text:span><text:span text:style-name="NormalTok"><text:s text:c="1"/>label</text:span><text:span text:style-name="OperatorTok">[],</text:span><text:span text:style-name="NormalTok"><text:s text:c="1"/></text:span><text:span text:style-name="DataTypeTok">char</text:span><text:span text:style-name="NormalTok"><text:s text:c="1"/>op</text:span><text:span text:style-name="OperatorTok">[]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START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start </text:span><text:span text:style-name="OperatorTok">=</text:span><text:span text:style-name="NormalTok"><text:s text:c="1"/>locctr </text:span><text:span text:style-name="OperatorTok">=</text:span><text:span text:style-name="NormalTok"><text:s text:c="1"/></text:span><text:span text:style-name="OperatorTok">(</text:span><text:span text:style-name="DataTypeTok">int</text:span><text:span text:style-name="OperatorTok">)</text:span><text:span text:style-name="NormalTok"><text:s text:c="1"/>strtol</text:span><text:span text:style-name="OperatorTok">(</text:span><text:span text:style-name="NormalTok">op</text:span><text:span text:style-name="OperatorTok">,</text:span><text:span text:style-name="NormalTok"><text:s text:c="1"/>NULL</text:span><text:span text:style-name="OperatorTok">,</text:span><text:span text:style-name="NormalTok"><text:s text:c="1"/></text:span><text:span text:style-name="DecValTok">16</text:span><text:span text:style-name="OperatorTok">);</text:span>
</text:p>
      <text:p text:style-name="Preformatted_20_Text">
<text:span text:style-name="NormalTok"><text:s text:c="8"/>fprintf</text:span><text:span text:style-name="OperatorTok">(</text:span><text:span text:style-name="NormalTok">inter</text:span><text:span text:style-name="OperatorTok">,</text:span><text:span text:style-name="NormalTok"><text:s text:c="1"/>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<text:s text:c="1"/>start</text:span><text:span text:style-name="OperatorTok">,</text:span><text:span text:style-name="NormalTok"><text:s text:c="1"/>label</text:span><text:span text:style-name="OperatorTok">,</text:span><text:span text:style-name="NormalTok"><text:s text:c="1"/>opcode</text:span><text:span text:style-name="OperatorTok">,</text:span><text:span text:style-name="NormalTok"><text:s text:c="1"/>op</text:span><text:span text:style-name="OperatorTok">);</text:span>
</text:p>
      <text:p text:style-name="Preformatted_20_Text">
<text:span text:style-name="NormalTok"><text:s text:c="8"/></text:span><text:span text:style-name="ControlFlowTok">return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DataTypeTok">int</text:span><text:span text:style-name="NormalTok"><text:s text:c="1"/>inc</text:span><text:span text:style-name="OperatorTok">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label</text:span><text:span text:style-name="OperatorTok">,</text:span><text:span text:style-name="NormalTok"><text:s text:c="1"/></text:span><text:span text:style-name="StringTok">"**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int</text:span><text:span text:style-name="NormalTok"><text:s text:c="1"/>found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8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st_cnt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<text:s text:c="1"/>label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6"/>found </text:span><text:span text:style-name="OperatorTok">=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12"/></text:span><text:span text:style-name="OperatorTok">}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foun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printf</text:span><text:span text:style-name="OperatorTok">(</text:span><text:span text:style-name="StringTok">"Symbol </text:span><text:span text:style-name="SpecialCharTok">%s</text:span><text:span text:style-name="StringTok"><text:s text:c="1"/>Already Declared!!!</text:span><text:span text:style-name="SpecialCharTok">\n</text:span><text:span text:style-name="StringTok">"</text:span><text:span text:style-name="OperatorTok">,</text:span><text:span text:style-name="NormalTok"><text:s text:c="1"/>label</text:span><text:span text:style-name="OperatorTok">);</text:span>
</text:p>
      <text:p text:style-name="Preformatted_20_Text">
<text:span text:style-name="NormalTok"><text:s text:c="12"/>exit</text:span><text:span text:style-name="OperatorTok">(</text:span><text:span text:style-name="DecValTok">1</text:span><text:span text:style-name="OperatorTok">);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12"/>strcpy</text:span><text:span text:style-name="OperatorTok">(</text:span><text:span text:style-name="NormalTok">st</text:span><text:span text:style-name="OperatorTok">[</text:span><text:span text:style-name="NormalTok">st_cnt</text:span><text:span text:style-name="OperatorTok">].</text:span><text:span text:style-name="NormalTok">lab</text:span><text:span text:style-name="OperatorTok">,</text:span><text:span text:style-name="NormalTok"><text:s text:c="1"/>label</text:span><text:span text:style-name="OperatorTok">);</text:span>
</text:p>
      <text:p text:style-name="Preformatted_20_Text">
<text:span text:style-name="NormalTok"><text:s text:c="12"/>st</text:span><text:span text:style-name="OperatorTok">[</text:span><text:span text:style-name="NormalTok">st_cnt</text:span><text:span text:style-name="OperatorTok">++].</text:span><text:span text:style-name="NormalTok">addr </text:span><text:span text:style-name="OperatorTok">=</text:span><text:span text:style-name="NormalTok"><text:s text:c="1"/>locctr</text:span><text:span text:style-name="OperatorTok">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BYTE"</text:span><text:span text:style-name="OperatorTok">))</text:span>
</text:p>
      <text:p text:style-name="Preformatted_20_Text">
<text:span text:style-name="NormalTok"><text:s text:c="8"/>inc </text:span><text:span text:style-name="OperatorTok">=</text:span><text:span text:style-name="NormalTok"><text:s text:c="1"/>strlen</text:span><text:span text:style-name="OperatorTok">(</text:span><text:span text:style-name="NormalTok">op</text:span><text:span text:style-name="OperatorTok">);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WORD"</text:span><text:span text:style-name="OperatorTok">))</text:span>
</text:p>
      <text:p text:style-name="Preformatted_20_Text">
<text:span text:style-name="NormalTok"><text:s text:c="8"/>inc </text:span><text:span text:style-name="OperatorTok">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RESB"</text:span><text:span text:style-name="OperatorTok">))</text:span>
</text:p>
      <text:p text:style-name="Preformatted_20_Text">
<text:span text:style-name="NormalTok"><text:s text:c="8"/>inc </text:span><text:span text:style-name="OperatorTok">=</text:span><text:span text:style-name="NormalTok"><text:s text:c="1"/></text:span><text:span text:style-name="OperatorTok">(</text:span><text:span text:style-name="DataTypeTok">int</text:span><text:span text:style-name="OperatorTok">)</text:span><text:span text:style-name="NormalTok"><text:s text:c="1"/>strtol</text:span><text:span text:style-name="OperatorTok">(</text:span><text:span text:style-name="NormalTok">op</text:span><text:span text:style-name="OperatorTok">,</text:span><text:span text:style-name="NormalTok"><text:s text:c="1"/>NULL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ControlFlowTok">if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RESW"</text:span><text:span text:style-name="OperatorTok">))</text:span>
</text:p>
      <text:p text:style-name="Preformatted_20_Text">
<text:span text:style-name="NormalTok"><text:s text:c="8"/>inc </text:span><text:span text:style-name="OperatorTok">=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OperatorTok">(</text:span><text:span text:style-name="DataTypeTok">int</text:span><text:span text:style-name="OperatorTok">)</text:span><text:span text:style-name="NormalTok"><text:s text:c="1"/>strtol</text:span><text:span text:style-name="OperatorTok">(</text:span><text:span text:style-name="NormalTok">op</text:span><text:span text:style-name="OperatorTok">,</text:span><text:span text:style-name="NormalTok"><text:s text:c="1"/>NULL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int</text:span><text:span text:style-name="NormalTok"><text:s text:c="1"/>found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8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otsize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otab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6"/>found </text:span><text:span text:style-name="OperatorTok">=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16"/></text:span><text:span text:style-name="ControlFlowTok">break</text:span><text:span text:style-name="OperatorTok">;</text:span>
</text:p>
      <text:p text:style-name="Preformatted_20_Text">
<text:span text:style-name="NormalTok"><text:s text:c="12"/></text:span><text:span text:style-name="OperatorTok">}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found</text:span><text:span text:style-name="OperatorTok">)</text:span>
</text:p>
      <text:p text:style-name="Preformatted_20_Text">
<text:span text:style-name="NormalTok"><text:s text:c="12"/>inc </text:span><text:span text:style-name="OperatorTok">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END"</text:span><text:span text:style-name="OperatorTok">))</text:span>
</text:p>
      <text:p text:style-name="Preformatted_20_Text">
<text:span text:style-name="NormalTok"><text:s text:c="12"/>inc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12"/>printf</text:span><text:span text:style-name="OperatorTok">(</text:span><text:span text:style-name="StringTok">"OPCODE </text:span><text:span text:style-name="SpecialCharTok">%s</text:span><text:span text:style-name="StringTok"><text:s text:c="1"/>NOT FOUND!!!</text:span><text:span text:style-name="SpecialCharTok">\n</text:span><text:span text:style-name="StringTok">"</text:span><text:span text:style-name="OperatorTok">,</text:span><text:span text:style-name="NormalTok"><text:s text:c="1"/>opcode</text:span><text:span text:style-name="OperatorTok">);</text:span>
</text:p>
      <text:p text:style-name="Preformatted_20_Text">
<text:span text:style-name="NormalTok"><text:s text:c="12"/>exit</text:span><text:span text:style-name="OperatorTok">(</text:span><text:span text:style-name="DecValTok">1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fprintf</text:span><text:span text:style-name="OperatorTok">(</text:span><text:span text:style-name="NormalTok">inter</text:span><text:span text:style-name="OperatorTok">,</text:span><text:span text:style-name="NormalTok"><text:s text:c="1"/>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<text:s text:c="1"/>locctr</text:span><text:span text:style-name="OperatorTok">,</text:span><text:span text:style-name="NormalTok"><text:s text:c="1"/>label</text:span><text:span text:style-name="OperatorTok">,</text:span><text:span text:style-name="NormalTok"><text:s text:c="1"/>opcode</text:span><text:span text:style-name="OperatorTok">,</text:span><text:span text:style-name="NormalTok"><text:s text:c="1"/>op</text:span><text:span text:style-name="OperatorTok">);</text:span>
</text:p>
      <text:p text:style-name="Preformatted_20_Text">
<text:span text:style-name="NormalTok"><text:s text:c="4"/>locctr </text:span><text:span text:style-name="OperatorTok">+=</text:span><text:span text:style-name="NormalTok"><text:s text:c="1"/>inc</text:span><text:span text:style-name="OperatorTok">;</text:span>
</text:p>
      <text:p text:style-name="Preformatted_20_Text">
<text:span text:style-name="OperatorTok">}</text:span>
</text:p>
      <text:p text:style-name="Preformatted_20_Text">
</text:p>
      <text:p text:style-name="Preformatted_20_Text">
</text:p>
      <text:p text:style-name="Preformatted_20_Text">
<text:span text:style-name="DataTypeTok">int</text:span><text:span text:style-name="NormalTok"><text:s text:c="1"/>main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FILE</text:span><text:span text:style-name="OperatorTok">*</text:span><text:span text:style-name="NormalTok"><text:s text:c="1"/>src </text:span><text:span text:style-name="OperatorTok">=</text:span><text:span text:style-name="NormalTok"><text:s text:c="1"/>fopen</text:span><text:span text:style-name="OperatorTok">(</text:span><text:span text:style-name="StringTok">"../../ipop/input.sic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OperatorTok">*</text:span><text:span text:style-name="NormalTok"><text:s text:c="1"/>optab </text:span><text:span text:style-name="OperatorTok">=</text:span><text:span text:style-name="NormalTok"><text:s text:c="1"/>fopen</text:span><text:span text:style-name="OperatorTok">(</text:span><text:span text:style-name="StringTok">"../../ipop/optab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OperatorTok">*</text:span><text:span text:style-name="NormalTok"><text:s text:c="1"/>inter </text:span><text:span text:style-name="OperatorTok">=</text:span><text:span text:style-name="NormalTok"><text:s text:c="1"/>fopen</text:span><text:span text:style-name="OperatorTok">(</text:span><text:span text:style-name="StringTok">"../../ipop/intermediate.sic"</text:span><text:span text:style-name="OperatorTok">,</text:span><text:span text:style-name="NormalTok"><text:s text:c="1"/></text:span><text:span text:style-name="StringTok">"w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OperatorTok">*</text:span><text:span text:style-name="NormalTok"><text:s text:c="1"/>symtab </text:span><text:span text:style-name="OperatorTok">=</text:span><text:span text:style-name="NormalTok"><text:s text:c="1"/>fopen</text:span><text:span text:style-name="OperatorTok">(</text:span><text:span text:style-name="StringTok">"../../ipop/symtab"</text:span><text:span text:style-name="OperatorTok">,</text:span><text:span text:style-name="NormalTok"><text:s text:c="1"/></text:span><text:span text:style-name="StringTok">"w"</text:span><text:span text:style-name="OperatorTok">);</text:span>
</text:p>
      <text:p text:style-name="Preformatted_20_Text"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!</text:span><text:span text:style-name="NormalTok">src </text:span><text:span text:style-name="OperatorTok">||</text:span><text:span text:style-name="NormalTok"><text:s text:c="1"/></text:span><text:span text:style-name="OperatorTok">!</text:span><text:span text:style-name="NormalTok">optab </text:span><text:span text:style-name="OperatorTok">||</text:span><text:span text:style-name="NormalTok"><text:s text:c="1"/></text:span><text:span text:style-name="OperatorTok">!</text:span><text:span text:style-name="NormalTok">inter </text:span><text:span text:style-name="OperatorTok">||</text:span><text:span text:style-name="NormalTok"><text:s text:c="1"/></text:span><text:span text:style-name="OperatorTok">!</text:span><text:span text:style-name="NormalTok">symtab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printf</text:span><text:span text:style-name="OperatorTok">(</text:span><text:span text:style-name="StringTok">"Couldnot Open File...</text:span><text:span text:style-name="SpecialCharTok">\n</text:span><text:span text:style-name="StringTok">"</text:span><text:span text:style-name="OperatorTok">);</text:span>
</text:p>
      <text:p text:style-name="Preformatted_20_Text">
<text:span text:style-name="NormalTok"><text:s text:c="8"/></text:span><text:span text:style-name="ControlFlowTok">return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/text:p>
      <text:p text:style-name="Preformatted_20_Text">
<text:span text:style-name="NormalTok"><text:s text:c="4"/></text:span><text:span text:style-name="DataTypeTok">char</text:span><text:span text:style-name="NormalTok"><text:s text:c="1"/>label</text:span><text:span text:style-name="OperatorTok">[</text:span><text:span text:style-name="NormalTok">BUF</text:span><text:span text:style-name="OperatorTok">],</text:span><text:span text:style-name="NormalTok"><text:s text:c="1"/>opcode</text:span><text:span text:style-name="OperatorTok">[</text:span><text:span text:style-name="NormalTok">BUF</text:span><text:span text:style-name="OperatorTok">],</text:span><text:span text:style-name="NormalTok"><text:s text:c="1"/>op</text:span><text:span text:style-name="OperatorTok">[</text:span><text:span text:style-name="NormalTok">BUF</text:span><text:span text:style-name="OperatorTok">];</text:span>
</text:p>
      <text:p text:style-name="Preformatted_20_Text">
<text:span text:style-name="NormalTok"><text:s text:c="4"/></text:span><text:span text:style-name="DataTypeTok">int</text:span><text:span text:style-name="NormalTok"><text:s text:c="1"/>opint</text:span><text:span text:style-name="OperatorTok">;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</text:span><text:span text:style-name="NormalTok">fscanf</text:span><text:span text:style-name="OperatorTok">(</text:span><text:span text:style-name="NormalTok">optab</text:span><text:span text:style-name="OperatorTok">,</text:span><text:span text:style-name="NormalTok"><text:s text:c="1"/></text:span><text:span text:style-name="StringTok">"</text:span><text:span text:style-name="SpecialCharTok">%s\t%d</text:span><text:span text:style-name="StringTok">"</text:span><text:span text:style-name="OperatorTok">,</text:span><text:span text:style-name="NormalTok"><text:s text:c="1"/>opcode</text:span><text:span text:style-name="OperatorTok">,</text:span><text:span text:style-name="NormalTok"><text:s text:c="1"/></text:span><text:span text:style-name="OperatorTok">&amp;</text:span><text:span text:style-name="NormalTok">opint</text:span><text:span text:style-name="OperatorTok">)</text:span><text:span text:style-name="NormalTok"><text:s text:c="1"/></text:span><text:span text:style-name="OperatorTok">&gt;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strcpy</text:span><text:span text:style-name="OperatorTok">(</text:span><text:span text:style-name="NormalTok">otab</text:span><text:span text:style-name="OperatorTok">[</text:span><text:span text:style-name="NormalTok">otsize</text:span><text:span text:style-name="OperatorTok">].</text:span><text:span text:style-name="NormalTok">opnd</text:span><text:span text:style-name="OperatorTok">,</text:span><text:span text:style-name="NormalTok"><text:s text:c="1"/>opcode</text:span><text:span text:style-name="OperatorTok">);</text:span>
</text:p>
      <text:p text:style-name="Preformatted_20_Text">
<text:span text:style-name="NormalTok"><text:s text:c="8"/>otab</text:span><text:span text:style-name="OperatorTok">[</text:span><text:span text:style-name="NormalTok">otsize</text:span><text:span text:style-name="OperatorTok">++].</text:span><text:span text:style-name="NormalTok">addr </text:span><text:span text:style-name="OperatorTok">=</text:span><text:span text:style-name="NormalTok"><text:s text:c="1"/>opint</text:span><text:span text:style-name="OperatorTok">;</text:span>
</text:p>
      <text:p text:style-name="Preformatted_20_Text">
<text:span text:style-name="NormalTok"><text:s text:c="4"/></text:span><text:span text:style-name="OperatorTok">}</text:span><text:span text:style-name="NormalTok"><text:s text:c="15"/></text:span><text:span text:style-name="CommentTok">// to fetch optab into memory...</text:span>
</text:p>
      <text:p text:style-name="Preformatted_20_Text">
</text:p>
      <text:p text:style-name="Preformatted_20_Text">
<text:span text:style-name="NormalTok"><text:s text:c="4"/></text:span><text:span text:style-name="ControlFlowTok">do</text:span><text:span text:style-name="NormalTok"><text:s text:c="1"/></text:span><text:span text:style-name="OperatorTok">{</text:span>
</text:p>
      <text:p text:style-name="Preformatted_20_Text">
<text:span text:style-name="NormalTok"><text:s text:c="8"/>fscanf</text:span><text:span text:style-name="OperatorTok">(</text:span><text:span text:style-name="NormalTok">src</text:span><text:span text:style-name="OperatorTok">,</text:span><text:span text:style-name="NormalTok"><text:s text:c="1"/></text:span><text:span text:style-name="StringTok">"</text:span><text:span text:style-name="SpecialCharTok">%s\t%s\t%s</text:span><text:span text:style-name="StringTok">"</text:span><text:span text:style-name="OperatorTok">,</text:span><text:span text:style-name="NormalTok"><text:s text:c="1"/></text:span><text:span text:style-name="OperatorTok">&amp;</text:span><text:span text:style-name="NormalTok">label</text:span><text:span text:style-name="OperatorTok">,</text:span><text:span text:style-name="NormalTok"><text:s text:c="1"/></text:span><text:span text:style-name="OperatorTok">&amp;</text:span><text:span text:style-name="NormalTok">opcode</text:span><text:span text:style-name="OperatorTok">,</text:span><text:span text:style-name="NormalTok"><text:s text:c="1"/></text:span><text:span text:style-name="OperatorTok">&amp;</text:span><text:span text:style-name="NormalTok">op</text:span><text:span text:style-name="OperatorTok">);</text:span>
</text:p>
      <text:p text:style-name="Preformatted_20_Text">
<text:span text:style-name="NormalTok"><text:s text:c="8"/>pass1</text:span><text:span text:style-name="OperatorTok">(</text:span><text:span text:style-name="NormalTok">inter</text:span><text:span text:style-name="OperatorTok">,</text:span><text:span text:style-name="NormalTok"><text:s text:c="1"/>opcode</text:span><text:span text:style-name="OperatorTok">,</text:span><text:span text:style-name="NormalTok"><text:s text:c="1"/>label</text:span><text:span text:style-name="OperatorTok">,</text:span><text:span text:style-name="NormalTok"><text:s text:c="1"/>op</text:span><text:span text:style-name="OperatorTok">);</text:span>
</text:p>
      <text:p text:style-name="Preformatted_20_Text">
<text:span text:style-name="NormalTok"><text:s text:c="4"/></text:span><text:span text:style-name="OperatorTok">}</text:span><text:span text:style-name="NormalTok"><text:s text:c="1"/></text:span><text:span text:style-name="ControlFlowTok">while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<text:s text:c="1"/></text:span><text:span text:style-name="StringTok">"END"</text:span><text:span text:style-name="OperatorTok">))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st_cnt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fprintf</text:span><text:span text:style-name="OperatorTok">(</text:span><text:span text:style-name="NormalTok">symtab</text:span><text:span text:style-name="OperatorTok">,</text:span><text:span text:style-name="NormalTok"><text:s text:c="1"/></text:span><text:span text:style-name="StringTok">"</text:span><text:span text:style-name="SpecialCharTok">%s\t%X\n</text:span><text:span text:style-name="StringTok">"</text:span><text:span text:style-name="OperatorTok">,</text:span><text:span text:style-name="NormalTok"><text:s text:c="1"/>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<text:s text:c="1"/>st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printf</text:span><text:span text:style-name="OperatorTok">(</text:span><text:span text:style-name="StringTok">"Intermediate file saved as </text:span><text:span text:style-name="SpecialCharTok">\"</text:span><text:span text:style-name="StringTok">intermediate.sic</text:span><text:span text:style-name="SpecialCharTok">\"</text:span><text:span text:style-name="StringTok"><text:s text:c="1"/>in ipop</text:span><text:span text:style-name="SpecialCharTok">\n</text:span><text:span text:style-name="StringTok">"</text:span><text:span text:style-name="OperatorTok">);</text:span>
</text:p>
      <text:p text:style-name="Preformatted_20_Text">
<text:span text:style-name="NormalTok"><text:s text:c="4"/>printf</text:span><text:span text:style-name="OperatorTok">(</text:span><text:span text:style-name="StringTok">"SYMTAB saved as </text:span><text:span text:style-name="SpecialCharTok">\"</text:span><text:span text:style-name="StringTok">symtab</text:span><text:span text:style-name="SpecialCharTok">\"</text:span><text:span text:style-name="StringTok"><text:s text:c="1"/>in ipop</text:span><text:span text:style-name="SpecialCharTok">\n</text:span><text:span text:style-name="StringTok">"</text:span><text:span text:style-name="OperatorTok">);</text:span>
</text:p>
      <text:p text:style-name="Preformatted_20_Text">
<text:span text:style-name="NormalTok"><text:s text:c="4"/>fclose</text:span><text:span text:style-name="OperatorTok">(</text:span><text:span text:style-name="NormalTok">src</text:span><text:span text:style-name="OperatorTok">);</text:span><text:span text:style-name="NormalTok"><text:s text:c="1"/>fclose</text:span><text:span text:style-name="OperatorTok">(</text:span><text:span text:style-name="NormalTok">optab</text:span><text:span text:style-name="OperatorTok">);</text:span><text:span text:style-name="NormalTok"><text:s text:c="1"/>fclose</text:span><text:span text:style-name="OperatorTok">(</text:span><text:span text:style-name="NormalTok">symtab</text:span><text:span text:style-name="OperatorTok">);</text:span><text:span text:style-name="NormalTok"><text:s text:c="1"/>fclose</text:span><text:span text:style-name="OperatorTok">(</text:span><text:span text:style-name="NormalTok">inter</text:span><text:span text:style-name="OperatorTok">);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OperatorTok">}</text:span>
</text:p>
      <text:p text:style-name="P50">Input</text:p>
      <text:p text:style-name="P51"><text:s text:c="4"/>1. input.sic</text:p>
      <text:p text:style-name="P52"><text:s text:c="8"/>COPY <text:s text:c="3"/>START <text:s text:c="2"/>1000</text:p>
      <text:p text:style-name="P53"><text:s text:c="8"/>FIRST <text:s text:c="2"/>LDA <text:s text:c="4"/>ALPHA</text:p>
      <text:p text:style-name="P54"><text:s text:c="8"/>** <text:s text:c="5"/>ADD <text:s text:c="4"/>BETA</text:p>
      <text:p text:style-name="P55"><text:s text:c="8"/>** <text:s text:c="5"/>STA <text:s text:c="4"/>GAMMA</text:p>
      <text:p text:style-name="P56"><text:s text:c="8"/>ALPHA <text:s text:c="2"/>WORD <text:s text:c="3"/>5</text:p>
      <text:p text:style-name="P57"><text:s text:c="8"/>BETA <text:s text:c="3"/>WORD <text:s text:c="3"/>3</text:p>
      <text:p text:style-name="P58"><text:s text:c="8"/>GAMMA <text:s text:c="2"/>RESW <text:s text:c="3"/>1</text:p>
      <text:p text:style-name="P59"><text:s text:c="8"/>** <text:s text:c="5"/>END <text:s text:c="4"/>FIRST</text:p>
      <text:p text:style-name="P60"/>
      <text:p text:style-name="P61">Output</text:p>
      <text:p text:style-name="P62">Intermediate file saved as "intermediate.sic" in ipop</text:p>
      <text:p text:style-name="P63">SYMTAB saved as "symtab" in ipop</text:p>
      <text:p text:style-name="P64"><text:s text:c="4"/>1. intermediate.sic</text:p>
      <text:p text:style-name="P65"><text:s text:c="8"/>1000 <text:s text:c="3"/>COPY <text:s text:c="3"/>START <text:s text:c="2"/>1000</text:p>
      <text:p text:style-name="P66"><text:s text:c="8"/>1000 <text:s text:c="3"/>FIRST <text:s text:c="2"/>LDA ALPHA</text:p>
      <text:p text:style-name="P67"><text:s text:c="8"/>1003 <text:s text:c="3"/>** <text:s text:c="1"/>ADD BETA</text:p>
      <text:p text:style-name="P68"><text:s text:c="8"/>1006 <text:s text:c="3"/>** <text:s text:c="1"/>STA GAMMA</text:p>
      <text:p text:style-name="P69"><text:s text:c="8"/>1009 <text:s text:c="3"/>ALPHA <text:s text:c="2"/>WORD <text:s text:c="3"/>5</text:p>
      <text:p text:style-name="P70"><text:s text:c="8"/>100C <text:s text:c="3"/>BETA <text:s text:c="3"/>WORD <text:s text:c="3"/>3</text:p>
      <text:p text:style-name="P71"><text:s text:c="8"/>100F <text:s text:c="3"/>GAMMA <text:s text:c="2"/>RESW <text:s text:c="3"/>1</text:p>
      <text:p text:style-name="P72"><text:s text:c="8"/>1012 <text:s text:c="3"/>** <text:s text:c="1"/>END FIRST</text:p>
      <text:p text:style-name="P73"><text:s text:c="4"/>2. symtab</text:p>
      <text:p text:style-name="P74"><text:s text:c="8"/>FIRST <text:s text:c="2"/>1000</text:p>
      <text:p text:style-name="P75"><text:s text:c="8"/>ALPHA <text:s text:c="2"/>1009</text:p>
      <text:p text:style-name="P76"><text:s text:c="8"/>BETA <text:s text:c="3"/>100C</text:p>
      <text:p text:style-name="P77"><text:s text:c="8"/>GAMMA <text:s text:c="2"/>100F</text:p>
      <text:h text:style-name="Heading_20_3" text:outline-level="3"><text:bookmark-start text:name="pass-2"/><text:span text:style-name="T2">Pass 2</text:span><text:bookmark-end text:name="pass-2"/></text:h>
      <text:p text:style-name="Preformatted_20_Text">
<text:span text:style-name="PreprocessorTok">#include </text:span><text:span text:style-name="ImportTok">&lt;stdio.h&gt;</text:span>
</text:p>
      <text:p text:style-name="Preformatted_20_Text">
<text:span text:style-name="PreprocessorTok">#include </text:span><text:span text:style-name="ImportTok">&lt;stdlib.h&gt;</text:span>
</text:p>
      <text:p text:style-name="Preformatted_20_Text">
<text:span text:style-name="PreprocessorTok">#include </text:span><text:span text:style-name="ImportTok">&lt;string.h&gt;</text:span>
</text:p>
      <text:p text:style-name="Preformatted_20_Text">
<text:span text:style-name="PreprocessorTok">#include </text:span><text:span text:style-name="ImportTok">&lt;ctype.h&gt;</text:span>
</text:p>
      <text:p text:style-name="Preformatted_20_Text">
</text:p>
      <text:p text:style-name="Preformatted_20_Text">
<text:span text:style-name="PreprocessorTok">#define BUF </text:span><text:span text:style-name="DecValTok">20</text:span>
</text:p>
      <text:p text:style-name="Preformatted_20_Text">
<text:span text:style-name="PreprocessorTok">#define MAX </text:span><text:span text:style-name="DecValTok">100</text:span>
</text:p>
      <text:p text:style-name="Preformatted_20_Text">
<text:span text:style-name="PreprocessorTok">#define REC_BUFF </text:span><text:span text:style-name="DecValTok">70</text:span>
</text:p>
      <text:p text:style-name="Preformatted_20_Text">
<text:span text:style-name="PreprocessorTok">#define REC_BYTES </text:span><text:span text:style-name="DecValTok">30</text:span>
</text:p>
      <text:p text:style-name="Preformatted_20_Text">
</text:p>
      <text:p text:style-name="Preformatted_20_Text">
<text:span text:style-name="KeywordTok">typedef</text:span><text:span text:style-name="NormalTok"><text:s text:c="1"/></text:span><text:span text:style-name="KeywordTok">struct</text:span><text:span text:style-name="NormalTok"><text:s text:c="1"/>tab </text:span><text:span text:style-name="OperatorTok">{</text:span>
</text:p>
      <text:p text:style-name="Preformatted_20_Text">
<text:span text:style-name="NormalTok"><text:s text:c="4"/></text:span><text:span text:style-name="DataTypeTok">char</text:span><text:span text:style-name="NormalTok"><text:s text:c="1"/>symbol</text:span><text:span text:style-name="OperatorTok">[</text:span><text:span text:style-name="NormalTok">BUF</text:span><text:span text:style-name="OperatorTok">];</text:span>
</text:p>
      <text:p text:style-name="Preformatted_20_Text">
<text:span text:style-name="NormalTok"><text:s text:c="4"/></text:span><text:span text:style-name="DataTypeTok">int</text:span><text:span text:style-name="NormalTok"><text:s text:c="1"/>address</text:span><text:span text:style-name="OperatorTok">;</text:span>
</text:p>
      <text:p text:style-name="Preformatted_20_Text">
<text:span text:style-name="OperatorTok">}</text:span><text:span text:style-name="NormalTok"><text:s text:c="1"/>tab</text:span><text:span text:style-name="OperatorTok">;</text:span>
</text:p>
      <text:p text:style-name="Preformatted_20_Text">
</text:p>
      <text:p text:style-name="Preformatted_20_Text">
<text:span text:style-name="KeywordTok">typedef</text:span><text:span text:style-name="NormalTok"><text:s text:c="1"/></text:span><text:span text:style-name="KeywordTok">struct</text:span><text:span text:style-name="NormalTok"><text:s text:c="1"/>inter </text:span><text:span text:style-name="OperatorTok">{</text:span>
</text:p>
      <text:p text:style-name="Preformatted_20_Text">
<text:span text:style-name="NormalTok"><text:s text:c="4"/></text:span><text:span text:style-name="DataTypeTok">int</text:span><text:span text:style-name="NormalTok"><text:s text:c="1"/>addr</text:span><text:span text:style-name="OperatorTok">;</text:span>
</text:p>
      <text:p text:style-name="Preformatted_20_Text">
<text:span text:style-name="NormalTok"><text:s text:c="4"/></text:span><text:span text:style-name="DataTypeTok">char</text:span><text:span text:style-name="NormalTok"><text:s text:c="1"/>label</text:span><text:span text:style-name="OperatorTok">[</text:span><text:span text:style-name="NormalTok">BUF</text:span><text:span text:style-name="OperatorTok">];</text:span>
</text:p>
      <text:p text:style-name="Preformatted_20_Text">
<text:span text:style-name="NormalTok"><text:s text:c="4"/></text:span><text:span text:style-name="DataTypeTok">char</text:span><text:span text:style-name="NormalTok"><text:s text:c="1"/>opcode</text:span><text:span text:style-name="OperatorTok">[</text:span><text:span text:style-name="NormalTok">BUF</text:span><text:span text:style-name="OperatorTok">];</text:span>
</text:p>
      <text:p text:style-name="Preformatted_20_Text">
<text:span text:style-name="NormalTok"><text:s text:c="4"/></text:span><text:span text:style-name="DataTypeTok">char</text:span><text:span text:style-name="NormalTok"><text:s text:c="1"/>opnd</text:span><text:span text:style-name="OperatorTok">[</text:span><text:span text:style-name="NormalTok">BUF</text:span><text:span text:style-name="OperatorTok">];</text:span>
</text:p>
      <text:p text:style-name="Preformatted_20_Text">
<text:span text:style-name="OperatorTok">}</text:span><text:span text:style-name="NormalTok"><text:s text:c="1"/>inter</text:span><text:span text:style-name="OperatorTok">;</text:span>
</text:p>
      <text:p text:style-name="Preformatted_20_Text">
</text:p>
      <text:p text:style-name="Preformatted_20_Text">
<text:span text:style-name="KeywordTok">typedef</text:span><text:span text:style-name="NormalTok"><text:s text:c="1"/></text:span><text:span text:style-name="KeywordTok">struct</text:span><text:span text:style-name="NormalTok"><text:s text:c="1"/>record </text:span><text:span text:style-name="OperatorTok">{</text:span>
</text:p>
      <text:p text:style-name="Preformatted_20_Text">
<text:span text:style-name="NormalTok"><text:s text:c="4"/></text:span><text:span text:style-name="DataTypeTok">int</text:span><text:span text:style-name="NormalTok"><text:s text:c="1"/>start_addr</text:span><text:span text:style-name="OperatorTok">;</text:span>
</text:p>
      <text:p text:style-name="Preformatted_20_Text">
<text:span text:style-name="NormalTok"><text:s text:c="4"/></text:span><text:span text:style-name="DataTypeTok">int</text:span><text:span text:style-name="NormalTok"><text:s text:c="1"/>len</text:span><text:span text:style-name="OperatorTok">;</text:span>
</text:p>
      <text:p text:style-name="Preformatted_20_Text">
<text:span text:style-name="NormalTok"><text:s text:c="4"/></text:span><text:span text:style-name="DataTypeTok">char</text:span><text:span text:style-name="NormalTok"><text:s text:c="1"/>rec</text:span><text:span text:style-name="OperatorTok">[</text:span><text:span text:style-name="NormalTok">REC_BUFF</text:span><text:span text:style-name="OperatorTok">];</text:span>
</text:p>
      <text:p text:style-name="Preformatted_20_Text">
<text:span text:style-name="OperatorTok">}</text:span><text:span text:style-name="NormalTok"><text:s text:c="1"/>rec</text:span><text:span text:style-name="OperatorTok">;</text:span>
</text:p>
      <text:p text:style-name="Preformatted_20_Text">
</text:p>
      <text:p text:style-name="Preformatted_20_Text">
<text:span text:style-name="DataTypeTok">int</text:span><text:span text:style-name="NormalTok"><text:s text:c="1"/>otsize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stsize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lcnt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tab optab</text:span><text:span text:style-name="OperatorTok">[</text:span><text:span text:style-name="NormalTok">BUF</text:span><text:span text:style-name="OperatorTok">];</text:span>
</text:p>
      <text:p text:style-name="Preformatted_20_Text">
<text:span text:style-name="NormalTok">tab symtab</text:span><text:span text:style-name="OperatorTok">[</text:span><text:span text:style-name="NormalTok">BUF</text:span><text:span text:style-name="OperatorTok">];</text:span>
</text:p>
      <text:p text:style-name="Preformatted_20_Text">
<text:span text:style-name="NormalTok">inter itr</text:span><text:span text:style-name="OperatorTok">[</text:span><text:span text:style-name="NormalTok">MAX</text:span><text:span text:style-name="OperatorTok">];</text:span>
</text:p>
      <text:p text:style-name="Preformatted_20_Text">
<text:span text:style-name="NormalTok">rec text</text:span><text:span text:style-name="OperatorTok">;</text:span>
</text:p>
      <text:p text:style-name="Preformatted_20_Text">
</text:p>
      <text:p text:style-name="Preformatted_20_Text">
</text:p>
      <text:p text:style-name="Preformatted_20_Text">
<text:span text:style-name="DataTypeTok">void</text:span><text:span text:style-name="NormalTok"><text:s text:c="1"/>flush_text</text:span><text:span text:style-name="OperatorTok">(</text:span><text:span text:style-name="DataTypeTok">FILE</text:span><text:span text:style-name="NormalTok"><text:s text:c="1"/></text:span><text:span text:style-name="OperatorTok">*</text:span><text:span text:style-name="NormalTok">out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text</text:span><text:span text:style-name="OperatorTok">.</text:span><text:span text:style-name="NormalTok">len </text:span><text:span text:style-name="OperatorTok">&gt;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fprintf</text:span><text:span text:style-name="OperatorTok">(</text:span><text:span text:style-name="NormalTok">out</text:span><text:span text:style-name="OperatorTok">,</text:span><text:span text:style-name="NormalTok"><text:s text:c="1"/></text:span><text:span text:style-name="StringTok">"T </text:span><text:span text:style-name="SpecialCharTok">%06X</text:span><text:span text:style-name="StringTok"><text:s text:c="1"/></text:span><text:span text:style-name="SpecialCharTok">%02X</text:span><text:span text:style-name="StringTok"><text:s text:c="1"/></text:span><text:span text:style-name="SpecialCharTok">%s\n</text:span><text:span text:style-name="StringTok">"</text:span><text:span text:style-name="OperatorTok">,</text:span><text:span text:style-name="NormalTok"><text:s text:c="1"/>text</text:span><text:span text:style-name="OperatorTok">.</text:span><text:span text:style-name="NormalTok">start_addr</text:span><text:span text:style-name="OperatorTok">,</text:span><text:span text:style-name="NormalTok"><text:s text:c="1"/>text</text:span><text:span text:style-name="OperatorTok">.</text:span><text:span text:style-name="NormalTok">len</text:span><text:span text:style-name="OperatorTok">,</text:span><text:span text:style-name="NormalTok"><text:s text:c="1"/>text</text:span><text:span text:style-name="OperatorTok">.</text:span><text:span text:style-name="NormalTok">rec</text:span><text:span text:style-name="OperatorTok">);</text:span>
</text:p>
      <text:p text:style-name="Preformatted_20_Text">
<text:span text:style-name="NormalTok"><text:s text:c="8"/>text</text:span><text:span text:style-name="OperatorTok">.</text:span><text:span text:style-name="NormalTok">len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start_text_if_needed</text:span><text:span text:style-name="OperatorTok">(</text:span><text:span text:style-name="DataTypeTok">int</text:span><text:span text:style-name="NormalTok"><text:s text:c="1"/>addr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text</text:span><text:span text:style-name="OperatorTok">.</text:span><text:span text:style-name="NormalTok">len 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<text:s text:c="1"/>addr</text:span><text:span text:style-name="OperatorTok">;</text:span>
</text:p>
      <text:p text:style-name="Preformatted_20_Text">
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Preformatted_20_Text">
</text:p>
      <text:p text:style-name="Preformatted_20_Text">
</text:p>
      <text:p text:style-name="Preformatted_20_Text">
<text:span text:style-name="DataTypeTok">void</text:span><text:span text:style-name="NormalTok"><text:s text:c="1"/>text_write_bytes</text:span><text:span text:style-name="OperatorTok">(</text:span><text:span text:style-name="DataTypeTok">const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hex_no_spaces</text:span><text:span text:style-name="OperatorTok">,</text:span><text:span text:style-name="NormalTok"><text:s text:c="1"/></text:span><text:span text:style-name="DataTypeTok">int</text:span><text:span text:style-name="NormalTok"><text:s text:c="1"/>nbytes</text:span><text:span text:style-name="OperatorTok">,</text:span><text:span text:style-name="NormalTok"><text:s text:c="1"/></text:span><text:span text:style-name="DataTypeTok">int</text:span><text:span text:style-name="NormalTok"><text:s text:c="1"/>locctr</text:span><text:span text:style-name="OperatorTok">,</text:span><text:span text:style-name="NormalTok"><text:s text:c="1"/></text:span><text:span text:style-name="DataTypeTok">FILE</text:span><text:span text:style-name="NormalTok"><text:s text:c="1"/></text:span><text:span text:style-name="OperatorTok">*</text:span><text:span text:style-name="NormalTok">out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text</text:span><text:span text:style-name="OperatorTok">.</text:span><text:span text:style-name="NormalTok">len </text:span><text:span text:style-name="OperatorTok">+</text:span><text:span text:style-name="NormalTok"><text:s text:c="1"/>nbytes </text:span><text:span text:style-name="OperatorTok">&gt;</text:span><text:span text:style-name="NormalTok"><text:s text:c="1"/>REC_BYTES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flush_text</text:span><text:span text:style-name="OperatorTok">(</text:span><text:span text:style-name="NormalTok">out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start_text_if_needed</text:span><text:span text:style-name="OperatorTok">(</text:span><text:span text:style-name="NormalTok">locctr</text:span><text:span text:style-name="OperatorTok">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!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)</text:span><text:span text:style-name="NormalTok"><text:s text:c="1"/>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<text:s text:c="1"/></text:span><text:span text:style-name="StringTok">" "</text:span><text:span text:style-name="OperatorTok">);</text:span>
</text:p>
      <text:p text:style-name="Preformatted_20_Text">
<text:span text:style-name="NormalTok"><text:s text:c="4"/>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<text:s text:c="1"/>hex_no_spaces</text:span><text:span text:style-name="OperatorTok">);</text:span>
</text:p>
      <text:p text:style-name="Preformatted_20_Text">
<text:span text:style-name="NormalTok"><text:s text:c="4"/>text</text:span><text:span text:style-name="OperatorTok">.</text:span><text:span text:style-name="NormalTok">len </text:span><text:span text:style-name="OperatorTok">+=</text:span><text:span text:style-name="NormalTok"><text:s text:c="1"/>nbytes</text:span><text:span text:style-name="OperatorTok">;</text:span>
</text:p>
      <text:p text:style-name="Preformatted_20_Text">
<text:span text:style-name="OperatorTok">}</text:span>
</text:p>
      <text:p text:style-name="Preformatted_20_Text">
</text:p>
      <text:p text:style-name="Preformatted_20_Text">
</text:p>
      <text:p text:style-name="Preformatted_20_Text">
<text:span text:style-name="DataTypeTok">void</text:span><text:span text:style-name="NormalTok"><text:s text:c="1"/>int_to_hex</text:span><text:span text:style-name="OperatorTok">(</text:span><text:span text:style-name="DataTypeTok">int</text:span><text:span text:style-name="NormalTok"><text:s text:c="1"/>value</text:span><text:span text:style-name="OperatorTok">,</text:span><text:span text:style-name="NormalTok"><text:s text:c="1"/></text:span><text:span text:style-name="DataTypeTok">int</text:span><text:span text:style-name="NormalTok"><text:s text:c="1"/>width_bytes</text:span><text:span text:style-name="OperatorTok">,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outhex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char</text:span><text:span text:style-name="NormalTok"><text:s text:c="1"/>fmt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4"/>sprintf</text:span><text:span text:style-name="OperatorTok">(</text:span><text:span text:style-name="NormalTok">fmt</text:span><text:span text:style-name="OperatorTok">,</text:span><text:span text:style-name="NormalTok"><text:s text:c="1"/></text:span><text:span text:style-name="StringTok">"</text:span><text:span text:style-name="SpecialCharTok">%%</text:span><text:span text:style-name="StringTok">0</text:span><text:span text:style-name="SpecialCharTok">%d</text:span><text:span text:style-name="StringTok">X"</text:span><text:span text:style-name="OperatorTok">,</text:span><text:span text:style-name="NormalTok"><text:s text:c="1"/>width_bytes </text:span><text:span text:style-name="OperatorTok">*</text:span><text:span text:style-name="NormalTok"><text:s text:c="1"/></text:span><text:span text:style-name="DecValTok">2</text:span><text:span text:style-name="OperatorTok">);</text:span>
</text:p>
      <text:p text:style-name="Preformatted_20_Text">
<text:span text:style-name="NormalTok"><text:s text:c="4"/>sprintf</text:span><text:span text:style-name="OperatorTok">(</text:span><text:span text:style-name="NormalTok">outhex</text:span><text:span text:style-name="OperatorTok">,</text:span><text:span text:style-name="NormalTok"><text:s text:c="1"/>fmt</text:span><text:span text:style-name="OperatorTok">,</text:span><text:span text:style-name="NormalTok"><text:s text:c="1"/>value </text:span><text:span text:style-name="OperatorTok">&amp;</text:span><text:span text:style-name="NormalTok"><text:s text:c="1"/></text:span><text:span text:style-name="OperatorTok">((</text:span><text:span text:style-name="DecValTok">1</text:span><text:span text:style-name="NormalTok"><text:s text:c="1"/></text:span><text:span text:style-name="OperatorTok">&lt;&lt;</text:span><text:span text:style-name="NormalTok"><text:s text:c="1"/></text:span><text:span text:style-name="OperatorTok">(</text:span><text:span text:style-name="NormalTok">width_bytes </text:span><text:span text:style-name="OperatorTok">*</text:span><text:span text:style-name="NormalTok"><text:s text:c="1"/></text:span><text:span text:style-name="DecValTok">8</text:span><text:span text:style-name="OperatorTok">))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OperatorTok">));</text:span>
</text:p>
      <text:p text:style-name="Preformatted_20_Text">
<text:span text:style-name="OperatorTok">}</text:span>
</text:p>
      <text:p text:style-name="Preformatted_20_Text">
</text:p>
      <text:p text:style-name="Preformatted_20_Text">
</text:p>
      <text:p text:style-name="Preformatted_20_Text">
<text:span text:style-name="DataTypeTok">int</text:span><text:span text:style-name="NormalTok"><text:s text:c="1"/>parse_BYTE</text:span><text:span text:style-name="OperatorTok">(</text:span><text:span text:style-name="DataTypeTok">const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opnd</text:span><text:span text:style-name="OperatorTok">,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hex_out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int</text:span><text:span text:style-name="NormalTok"><text:s text:c="1"/>nbytes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C'</text:span><text:span text:style-name="NormalTok"><text:s text:c="1"/></text:span><text:span text:style-name="OperatorTok">&amp;&amp;</text:span><text:span text:style-name="NormalTok"><text:s text:c="1"/>opnd</text:span><text:span text:style-name="OperatorTok">[</text:span><text:span text:style-name="DecValTok">1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</text:span><text:span text:style-name="SpecialCharTok">\'</text:span><text:span text:style-name="CharTok">'</text:span><text:span text:style-name="NormalTok"><text:s text:c="1"/></text:span><text:span text:style-name="OperatorTok">&amp;&amp;</text:span><text:span text:style-name="NormalTok"><text:s text:c="1"/>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</text:span><text:span text:style-name="SpecialCharTok">\'</text:span><text:span text:style-name="CharTok">'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onst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p </text:span><text:span text:style-name="OperatorTok">=</text:span><text:span text:style-name="NormalTok"><text:s text:c="1"/>opnd </text:span><text:span text:style-name="OperatorTok">+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NormalTok"><text:s text:c="8"/></text:span><text:span text:style-name="DataTypeTok">size_t</text:span><text:span text:style-name="NormalTok"><text:s text:c="1"/>len </text:span><text:span text:style-name="OperatorTok">=</text:span><text:span text:style-name="NormalTok"><text:s text:c="1"/>strlen</text:span><text:span text:style-name="OperatorTok">(</text:span><text:span text:style-name="NormalTok">opnd</text:span><text:span text:style-name="OperatorTok">);</text:span>
</text:p>
      <text:p text:style-name="Preformatted_20_Text">
<text:span text:style-name="NormalTok"><text:s text:c="8"/></text:span><text:span text:style-name="DataTypeTok">size_t</text:span><text:span text:style-name="NormalTok"><text:s text:c="1"/>end </text:span><text:span text:style-name="OperatorTok">=</text:span><text:span text:style-name="NormalTok"><text:s text:c="1"/>len </text:span><text:span text:style-name="OperatorTok">-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8"/>hex_out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8"/></text:span><text:span text:style-name="ControlFlowTok">for</text:span><text:span text:style-name="NormalTok"><text:s text:c="1"/></text:span><text:span text:style-name="OperatorTok">(;</text:span><text:span text:style-name="NormalTok"><text:s text:c="1"/>p </text:span><text:span text:style-name="OperatorTok">&lt;</text:span><text:span text:style-name="NormalTok"><text:s text:c="1"/>opnd </text:span><text:span text:style-name="OperatorTok">+</text:span><text:span text:style-name="NormalTok"><text:s text:c="1"/>end</text:span><text:span text:style-name="OperatorTok">;</text:span><text:span text:style-name="NormalTok"><text:s text:c="1"/></text:span><text:span text:style-name="OperatorTok">++</text:span><text:span text:style-name="NormalTok">p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DataTypeTok">char</text:span><text:span text:style-name="NormalTok"><text:s text:c="1"/>tmp</text:span><text:span text:style-name="OperatorTok">[</text:span><text:span text:style-name="DecValTok">3</text:span><text:span text:style-name="OperatorTok">*</text:span><text:span text:style-name="DecValTok">2</text:span><text:span text:style-name="OperatorTok">];</text:span>
</text:p>
      <text:p text:style-name="Preformatted_20_Text">
<text:span text:style-name="NormalTok"><text:s text:c="12"/>sprintf</text:span><text:span text:style-name="OperatorTok">(</text:span><text:span text:style-name="NormalTok">tmp</text:span><text:span text:style-name="OperatorTok">,</text:span><text:span text:style-name="NormalTok"><text:s text:c="1"/></text:span><text:span text:style-name="StringTok">"</text:span><text:span text:style-name="SpecialCharTok">%02X</text:span><text:span text:style-name="StringTok">"</text:span><text:span text:style-name="OperatorTok">,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char</text:span><text:span text:style-name="OperatorTok">)*</text:span><text:span text:style-name="NormalTok">p</text:span><text:span text:style-name="OperatorTok">);</text:span>
</text:p>
      <text:p text:style-name="Preformatted_20_Text">
<text:span text:style-name="NormalTok"><text:s text:c="12"/>strcat</text:span><text:span text:style-name="OperatorTok">(</text:span><text:span text:style-name="NormalTok">hex_out</text:span><text:span text:style-name="OperatorTok">,</text:span><text:span text:style-name="NormalTok"><text:s text:c="1"/>tmp</text:span><text:span text:style-name="OperatorTok">);</text:span>
</text:p>
      <text:p text:style-name="Preformatted_20_Text">
<text:span text:style-name="NormalTok"><text:s text:c="12"/>nbytes</text:span><text:span text:style-name="OperatorTok">++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X'</text:span><text:span text:style-name="NormalTok"><text:s text:c="1"/></text:span><text:span text:style-name="OperatorTok">&amp;&amp;</text:span><text:span text:style-name="NormalTok"><text:s text:c="1"/>opnd</text:span><text:span text:style-name="OperatorTok">[</text:span><text:span text:style-name="DecValTok">1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</text:span><text:span text:style-name="SpecialCharTok">\'</text:span><text:span text:style-name="CharTok">'</text:span><text:span text:style-name="NormalTok"><text:s text:c="1"/></text:span><text:span text:style-name="OperatorTok">&amp;&amp;</text:span><text:span text:style-name="NormalTok"><text:s text:c="1"/>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<text:s text:c="1"/></text:span><text:span text:style-name="OperatorTok">==</text:span><text:span text:style-name="NormalTok"><text:s text:c="1"/></text:span><text:span text:style-name="CharTok">'</text:span><text:span text:style-name="SpecialCharTok">\'</text:span><text:span text:style-name="CharTok">'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size_t</text:span><text:span text:style-name="NormalTok"><text:s text:c="1"/>len </text:span><text:span text:style-name="OperatorTok">=</text:span><text:span text:style-name="NormalTok"><text:s text:c="1"/>strlen</text:span><text:span text:style-name="OperatorTok">(</text:span><text:span text:style-name="NormalTok">opnd</text:span><text:span text:style-name="OperatorTok">);</text:span>
</text:p>
      <text:p text:style-name="Preformatted_20_Text">
<text:span text:style-name="NormalTok"><text:s text:c="8"/></text:span><text:span text:style-name="DataTypeTok">size_t</text:span><text:span text:style-name="NormalTok"><text:s text:c="1"/>datalen </text:span><text:span text:style-name="OperatorTok">=</text:span><text:span text:style-name="NormalTok"><text:s text:c="1"/>len </text:span><text:span text:style-name="OperatorTok">-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NormalTok"><text:s text:c="8"/></text:span><text:span text:style-name="DataTypeTok">const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p </text:span><text:span text:style-name="OperatorTok">=</text:span><text:span text:style-name="NormalTok"><text:s text:c="1"/>opnd </text:span><text:span text:style-name="OperatorTok">+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NormalTok"><text:s text:c="8"/></text:span><text:span text:style-name="DataTypeTok">char</text:span><text:span text:style-name="NormalTok"><text:s text:c="1"/>buf</text:span><text:span text:style-name="OperatorTok">[</text:span><text:span text:style-name="NormalTok">REC_BUFF</text:span><text:span text:style-name="OperatorTok">];</text:span>
</text:p>
      <text:p text:style-name="Preformatted_20_Text">
<text:span text:style-name="NormalTok"><text:s text:c="8"/>strncpy</text:span><text:span text:style-name="OperatorTok">(</text:span><text:span text:style-name="NormalTok">buf</text:span><text:span text:style-name="OperatorTok">,</text:span><text:span text:style-name="NormalTok"><text:s text:c="1"/>p</text:span><text:span text:style-name="OperatorTok">,</text:span><text:span text:style-name="NormalTok"><text:s text:c="1"/>datalen</text:span><text:span text:style-name="OperatorTok">);</text:span>
</text:p>
      <text:p text:style-name="Preformatted_20_Text">
<text:span text:style-name="NormalTok"><text:s text:c="8"/>buf</text:span><text:span text:style-name="OperatorTok">[</text:span><text:span text:style-name="NormalTok">datalen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8"/>buf</text:span><text:span text:style-name="OperatorTok">[</text:span><text:span text:style-name="NormalTok">datalen </text:span><text:span text:style-name="OperatorTok">-</text:span><text:span text:style-name="NormalTok"><text:s text:c="1"/></text:span><text:span text:style-name="DecValTok">1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8"/></text:span><text:span text:style-name="ControlFlowTok">for</text:span><text:span text:style-name="NormalTok"><text:s text:c="1"/></text:span><text:span text:style-name="OperatorTok">(</text:span><text:span text:style-name="DataTypeTok">char</text:span><text:span text:style-name="NormalTok"><text:s text:c="1"/></text:span><text:span text:style-name="OperatorTok">*</text:span><text:span text:style-name="NormalTok">q </text:span><text:span text:style-name="OperatorTok">=</text:span><text:span text:style-name="NormalTok"><text:s text:c="1"/>buf</text:span><text:span text:style-name="OperatorTok">;</text:span><text:span text:style-name="NormalTok"><text:s text:c="1"/></text:span><text:span text:style-name="OperatorTok">*</text:span><text:span text:style-name="NormalTok">q</text:span><text:span text:style-name="OperatorTok">;</text:span><text:span text:style-name="NormalTok"><text:s text:c="1"/></text:span><text:span text:style-name="OperatorTok">++</text:span><text:span text:style-name="NormalTok">q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!</text:span><text:span text:style-name="NormalTok">isxdigit</text:span><text:span text:style-name="OperatorTok">((</text:span><text:span text:style-name="DataTypeTok">unsigned</text:span><text:span text:style-name="NormalTok"><text:s text:c="1"/></text:span><text:span text:style-name="DataTypeTok">char</text:span><text:span text:style-name="OperatorTok">)*</text:span><text:span text:style-name="NormalTok">q</text:span><text:span text:style-name="OperatorTok">))</text:span><text:span text:style-name="NormalTok"><text:s text:c="1"/></text:span><text:span text:style-name="ControlFlowTok">return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12"/></text:span><text:span text:style-name="OperatorTok">*</text:span><text:span text:style-name="NormalTok">q </text:span><text:span text:style-name="OperatorTok">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toupper</text:span><text:span text:style-name="OperatorTok">((</text:span><text:span text:style-name="DataTypeTok">unsigned</text:span><text:span text:style-name="NormalTok"><text:s text:c="1"/></text:span><text:span text:style-name="DataTypeTok">char</text:span><text:span text:style-name="OperatorTok">)*</text:span><text:span text:style-name="NormalTok">q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strlen</text:span><text:span text:style-name="OperatorTok">(</text:span><text:span text:style-name="NormalTok">buf</text:span><text:span text:style-name="OperatorTok">)</text:span><text:span text:style-name="NormalTok"><text:s text:c="1"/></text:span><text:span text:style-name="OperatorTok">%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ControlFlowTok">return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8"/>strcpy</text:span><text:span text:style-name="OperatorTok">(</text:span><text:span text:style-name="NormalTok">hex_out</text:span><text:span text:style-name="OperatorTok">,</text:span><text:span text:style-name="NormalTok"><text:s text:c="1"/>buf</text:span><text:span text:style-name="OperatorTok">);</text:span>
</text:p>
      <text:p text:style-name="Preformatted_20_Text">
<text:span text:style-name="NormalTok"><text:s text:c="8"/>nbytes </text:span><text:span text:style-name="OperatorTok">=</text:span><text:span text:style-name="NormalTok"><text:s text:c="1"/></text:span><text:span text:style-name="OperatorTok">(</text:span><text:span text:style-name="DataTypeTok">int</text:span><text:span text:style-name="OperatorTok">)(</text:span><text:span text:style-name="NormalTok">strlen</text:span><text:span text:style-name="OperatorTok">(</text:span><text:span text:style-name="NormalTok">buf</text:span><text:span text:style-name="OperatorTok">)</text:span><text:span text:style-name="NormalTok"><text:s text:c="1"/></text:span><text:span text:style-name="OperatorTok">/</text:span><text:span text:style-name="NormalTok"><text:s text:c="1"/></text:span><text:span text:style-name="DecValTok">2</text:span><text:span text:style-name="OperatorTok">);</text:span>
</text:p>
      <text:p text:style-name="Preformatted_20_Text">
<text:span text:style-name="NormalTok"><text:s text:c="4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int</text:span><text:span text:style-name="NormalTok"><text:s text:c="1"/>val </text:span><text:span text:style-name="OperatorTok">=</text:span><text:span text:style-name="NormalTok"><text:s text:c="1"/>atoi</text:span><text:span text:style-name="OperatorTok">(</text:span><text:span text:style-name="NormalTok">opnd</text:span><text:span text:style-name="OperatorTok">);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val </text:span><text:span text:style-name="OperatorTok">&lt;</text:span><text:span text:style-name="NormalTok"><text:s text:c="1"/></text:span><text:span text:style-name="DecValTok">0</text:span><text:span text:style-name="NormalTok"><text:s text:c="1"/></text:span><text:span text:style-name="OperatorTok">||</text:span><text:span text:style-name="NormalTok"><text:s text:c="1"/>val </text:span><text:span text:style-name="OperatorTok">&gt;</text:span><text:span text:style-name="NormalTok"><text:s text:c="1"/></text:span><text:span text:style-name="DecValTok">255</text:span><text:span text:style-name="OperatorTok">)</text:span><text:span text:style-name="NormalTok"><text:s text:c="1"/></text:span><text:span text:style-name="ControlFlowTok">return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8"/>sprintf</text:span><text:span text:style-name="OperatorTok">(</text:span><text:span text:style-name="NormalTok">hex_out</text:span><text:span text:style-name="OperatorTok">,</text:span><text:span text:style-name="NormalTok"><text:s text:c="1"/></text:span><text:span text:style-name="StringTok">"</text:span><text:span text:style-name="SpecialCharTok">%02X</text:span><text:span text:style-name="StringTok">"</text:span><text:span text:style-name="OperatorTok">,</text:span><text:span text:style-name="NormalTok"><text:s text:c="1"/>val </text:span><text:span text:style-name="OperatorTok">&amp;</text:span><text:span text:style-name="NormalTok"><text:s text:c="1"/></text:span><text:span text:style-name="BaseNTok">0xFF</text:span><text:span text:style-name="OperatorTok">);</text:span>
</text:p>
      <text:p text:style-name="Preformatted_20_Text">
<text:span text:style-name="NormalTok"><text:s text:c="8"/>nbytes </text:span><text:span text:style-name="OperatorTok">=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return</text:span><text:span text:style-name="NormalTok"><text:s text:c="1"/>nbytes</text:span><text:span text:style-name="OperatorTok">;</text:span>
</text:p>
      <text:p text:style-name="Preformatted_20_Text">
<text:span text:style-name="OperatorTok">}</text:span>
</text:p>
      <text:p text:style-name="Preformatted_20_Text">
</text:p>
      <text:p text:style-name="Preformatted_20_Text">
</text:p>
      <text:p text:style-name="Preformatted_20_Text">
<text:span text:style-name="DataTypeTok">void</text:span><text:span text:style-name="NormalTok"><text:s text:c="1"/>pass2</text:span><text:span text:style-name="OperatorTok">(</text:span><text:span text:style-name="DataTypeTok">FILE</text:span><text:span text:style-name="OperatorTok">*</text:span><text:span text:style-name="NormalTok"><text:s text:c="1"/>out</text:span><text:span text:style-name="OperatorTok">,</text:span><text:span text:style-name="NormalTok"><text:s text:c="1"/></text:span><text:span text:style-name="DataTypeTok">FILE</text:span><text:span text:style-name="OperatorTok">*</text:span><text:span text:style-name="NormalTok"><text:s text:c="1"/>list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text</text:span><text:span text:style-name="OperatorTok">.</text:span><text:span text:style-name="NormalTok">len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4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4"/>text</text:span><text:span text:style-name="OperatorTok">.</text:span><text:span text:style-name="NormalTok">start_addr </text:span><text:span text:style-name="OperatorTok">=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/text:p>
      <text:p text:style-name="Preformatted_20_Text">
<text:span text:style-name="NormalTok"><text:s text:c="4"/></text:span><text:span text:style-name="DataTypeTok">int</text:span><text:span text:style-name="NormalTok"><text:s text:c="1"/>start_addr </text:span><text:span text:style-name="OperatorTok">=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addr</text:span><text:span text:style-name="OperatorTok">;</text:span>
</text:p>
      <text:p text:style-name="Preformatted_20_Text">
<text:span text:style-name="NormalTok"><text:s text:c="4"/></text:span><text:span text:style-name="DataTypeTok">const</text:span><text:span text:style-name="NormalTok"><text:s text:c="1"/></text:span><text:span text:style-name="DataTypeTok">char</text:span><text:span text:style-name="NormalTok"><text:s text:c="1"/></text:span><text:span text:style-name="OperatorTok">*</text:span><text:span text:style-name="NormalTok">progname </text:span><text:span text:style-name="OperatorTok">=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label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?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label </text:span><text:span text:style-name="OperatorTok">:</text:span><text:span text:style-name="NormalTok"><text:s text:c="1"/></text:span><text:span text:style-name="StringTok">"NONAME"</text:span><text:span text:style-name="OperatorTok">;</text:span>
</text:p>
      <text:p text:style-name="Preformatted_20_Text">
<text:span text:style-name="NormalTok"><text:s text:c="4"/></text:span><text:span text:style-name="DataTypeTok">int</text:span><text:span text:style-name="NormalTok"><text:s text:c="1"/>proglen </text:span><text:span text:style-name="OperatorTok">=</text:span><text:span text:style-name="NormalTok"><text:s text:c="1"/></text:span><text:span text:style-name="OperatorTok">(</text:span><text:span text:style-name="NormalTok">lcnt </text:span><text:span text:style-name="OperatorTok">&gt;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?</text:span><text:span text:style-name="NormalTok"><text:s text:c="1"/></text:span><text:span text:style-name="OperatorTok">(</text:span><text:span text:style-name="NormalTok">itr</text:span><text:span text:style-name="OperatorTok">[</text:span><text:span text:style-name="NormalTok">lcnt</text:span><text:span text:style-name="OperatorTok">-</text:span><text:span text:style-name="DecValTok">1</text:span><text:span text:style-name="OperatorTok">].</text:span><text:span text:style-name="NormalTok">addr </text:span><text:span text:style-name="OperatorTok">-</text:span><text:span text:style-name="NormalTok"><text:s text:c="1"/>start_addr</text:span><text:span text:style-name="OperatorTok">)</text:span><text:span text:style-name="NormalTok"><text:s text:c="1"/></text:span><text:span text:style-name="OperatorTok">:</text:span><text:span text:style-name="NormalTok"><text:s text:c="1"/></text:span><text:span text:style-name="DecValTok">0</text:span><text:span text:style-name="OperatorTok">;</text:span>
</text:p>
      <text:p text:style-name="Preformatted_20_Text">
</text:p>
      <text:p text:style-name="Preformatted_20_Text">
<text:span text:style-name="NormalTok"><text:s text:c="4"/>fprintf</text:span><text:span text:style-name="OperatorTok">(</text:span><text:span text:style-name="NormalTok">out</text:span><text:span text:style-name="OperatorTok">,</text:span><text:span text:style-name="NormalTok"><text:s text:c="2"/></text:span><text:span text:style-name="StringTok">"H </text:span><text:span text:style-name="SpecialCharTok">%06s</text:span><text:span text:style-name="StringTok"><text:s text:c="1"/></text:span><text:span text:style-name="SpecialCharTok">%06X</text:span><text:span text:style-name="StringTok"><text:s text:c="1"/></text:span><text:span text:style-name="SpecialCharTok">%06X\n</text:span><text:span text:style-name="StringTok">"</text:span><text:span text:style-name="OperatorTok">,</text:span><text:span text:style-name="NormalTok"><text:s text:c="1"/>progname</text:span><text:span text:style-name="OperatorTok">,</text:span><text:span text:style-name="NormalTok"><text:s text:c="1"/>start_addr</text:span><text:span text:style-name="OperatorTok">,</text:span><text:span text:style-name="NormalTok"><text:s text:c="1"/>proglen</text:span><text:span text:style-name="OperatorTok">);</text:span>
</text:p>
      <text:p text:style-name="Preformatted_20_Text">
<text:span text:style-name="NormalTok"><text:s text:c="4"/>fprintf</text:span><text:span text:style-name="OperatorTok">(</text:span><text:span text:style-name="NormalTok">list</text:span><text:span text:style-name="OperatorTok">,</text:span><text:span text:style-name="NormalTok"><text:s text:c="1"/></text:span><text:span text:style-name="StringTok">"</text:span><text:span text:style-name="SpecialCharTok">%X\t%s\t%s\t%s\t</text:span><text:span text:style-name="StringTok">**</text:span><text:span text:style-name="SpecialCharTok">\n</text:span><text:span text:style-name="StringTok">"</text:span><text:span text:style-name="OperatorTok">,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addr</text:span><text:span text:style-name="OperatorTok">,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label</text:span><text:span text:style-name="OperatorTok">,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opcode</text:span><text:span text:style-name="OperatorTok">,</text:span><text:span text:style-name="NormalTok"><text:s text:c="1"/>itr</text:span><text:span text:style-name="OperatorTok">[</text:span><text:span text:style-name="DecValTok">0</text:span><text:span text:style-name="OperatorTok">].</text:span><text:span text:style-name="NormalTok">opnd</text:span><text:span text:style-name="OperatorTok">);</text:span>
</text:p>
      <text:p text:style-name="Preformatted_20_Text"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1</text:span><text:span text:style-name="OperatorTok">;</text:span><text:span text:style-name="NormalTok"><text:s text:c="1"/>i </text:span><text:span text:style-name="OperatorTok">&lt;</text:span><text:span text:style-name="NormalTok"><text:s text:c="1"/>lcnt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har</text:span><text:span text:style-name="NormalTok"><text:s text:c="1"/>objhex</text:span><text:span text:style-name="OperatorTok">[</text:span><text:span text:style-name="NormalTok">REC_BUFF</text:span><text:span text:style-name="OperatorTok">];</text:span><text:span text:style-name="NormalTok"><text:s text:c="1"/>objhex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CharTok">'</text:span><text:span text:style-name="SpecialCharTok">\0</text:span><text:span text:style-name="CharTok">'</text:span><text:span text:style-name="OperatorTok">;</text:span>
</text:p>
      <text:p text:style-name="Preformatted_20_Text">
<text:span text:style-name="NormalTok"><text:s text:c="8"/></text:span><text:span text:style-name="DataTypeTok">int</text:span><text:span text:style-name="NormalTok"><text:s text:c="1"/>objbytes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/text:p>
      <text:p text:style-name="Preformatted_20_Text">
<text:span text:style-name="NormalTok"><text:s text:c="8"/></text:span><text:span text:style-name="DataTypeTok">int</text:span><text:span text:style-name="NormalTok"><text:s text:c="1"/>opi </text:span><text:span text:style-name="OperatorTok">=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8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j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j </text:span><text:span text:style-name="OperatorTok">&lt;</text:span><text:span text:style-name="NormalTok"><text:s text:c="1"/>otsize</text:span><text:span text:style-name="OperatorTok">;</text:span><text:span text:style-name="NormalTok"><text:s text:c="1"/>j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op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code</text:span><text:span text:style-name="OperatorTok">))</text:span><text:span text:style-name="NormalTok"><text:s text:c="1"/></text:span><text:span text:style-name="OperatorTok">{</text:span><text:span text:style-name="NormalTok"><text:s text:c="1"/>opi </text:span><text:span text:style-name="OperatorTok">=</text:span><text:span text:style-name="NormalTok"><text:s text:c="1"/>j</text:span><text:span text:style-name="OperatorTok">;</text:span><text:span text:style-name="NormalTok"><text:s text:c="1"/></text:span><text:span text:style-name="ControlFlowTok">break</text:span><text:span text:style-name="OperatorTok">;</text:span><text:span text:style-name="NormalTok"><text:s text:c="1"/></text:span><text:span text:style-name="OperatorTok">}</text:span>
</text:p>
      <text:p text:style-name="Preformatted_20_Text">
<text:span text:style-name="NormalTok"><text:s text:c="8"/></text:span><text:span text:style-name="OperatorTok">}</text:span>
</text:p>
      <text:p text:style-name="Preformatted_20_Text"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opi </text:span><text:span text:style-name="OperatorTok">!=</text:span><text:span text:style-name="NormalTok"><text:s text:c="1"/></text:span><text:span text:style-name="OperatorTok">-</text:span><text:span text:style-name="DecValTok">1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DataTypeTok">char</text:span><text:span text:style-name="NormalTok"><text:s text:c="1"/>opc</text:span><text:span text:style-name="OperatorTok">[</text:span><text:span text:style-name="DecValTok">3</text:span><text:span text:style-name="OperatorTok">];</text:span><text:span text:style-name="NormalTok"><text:s text:c="1"/>int_to_hex</text:span><text:span text:style-name="OperatorTok">(</text:span><text:span text:style-name="NormalTok">optab</text:span><text:span text:style-name="OperatorTok">[</text:span><text:span text:style-name="NormalTok">opi</text:span><text:span text:style-name="OperatorTok">].</text:span><text:span text:style-name="NormalTok">address</text:span><text:span text:style-name="OperatorTok">,</text:span><text:span text:style-name="NormalTok"><text:s text:c="1"/></text:span><text:span text:style-name="DecValTok">1</text:span><text:span text:style-name="OperatorTok">,</text:span><text:span text:style-name="NormalTok"><text:s text:c="1"/>opc</text:span><text:span text:style-name="OperatorTok">);</text:span>
</text:p>
      <text:p text:style-name="Preformatted_20_Text">
<text:span text:style-name="NormalTok"><text:s text:c="12"/></text:span><text:span text:style-name="DataTypeTok">int</text:span><text:span text:style-name="NormalTok"><text:s text:c="1"/>addr_val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<text:s text:c="1"/></text:span><text:span text:style-name="StringTok">"**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6"/></text:span><text:span text:style-name="DataTypeTok">int</text:span><text:span text:style-name="NormalTok"><text:s text:c="1"/>stf </text:span><text:span text:style-name="OperatorTok">=</text:span><text:span text:style-name="NormalTok"><text:s text:c="1"/></text:span><text:span text:style-name="OperatorTok">-</text:span><text:span text:style-name="DecValTok">1</text:span><text:span text:style-name="OperatorTok">;</text:span>
</text:p>
      <text:p text:style-name="Preformatted_20_Text">
<text:span text:style-name="NormalTok"><text:s text:c="16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j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j </text:span><text:span text:style-name="OperatorTok">&lt;</text:span><text:span text:style-name="NormalTok"><text:s text:c="1"/>stsize</text:span><text:span text:style-name="OperatorTok">;</text:span><text:span text:style-name="NormalTok"><text:s text:c="1"/>j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20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sym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<text:s text:c="1"/></text:span><text:span text:style-name="OperatorTok">{</text:span><text:span text:style-name="NormalTok"><text:s text:c="1"/>stf </text:span><text:span text:style-name="OperatorTok">=</text:span><text:span text:style-name="NormalTok"><text:s text:c="1"/>j</text:span><text:span text:style-name="OperatorTok">;</text:span><text:span text:style-name="NormalTok"><text:s text:c="1"/></text:span><text:span text:style-name="ControlFlowTok">break</text:span><text:span text:style-name="OperatorTok">;</text:span><text:span text:style-name="NormalTok"><text:s text:c="1"/></text:span><text:span text:style-name="OperatorTok">}</text:span>
</text:p>
      <text:p text:style-name="Preformatted_20_Text">
<text:span text:style-name="NormalTok"><text:s text:c="16"/></text:span><text:span text:style-name="OperatorTok">}</text:span>
</text:p>
      <text:p text:style-name="Preformatted_20_Text">
<text:span text:style-name="NormalTok"><text:s text:c="16"/></text:span><text:span text:style-name="ControlFlowTok">if</text:span><text:span text:style-name="NormalTok"><text:s text:c="1"/></text:span><text:span text:style-name="OperatorTok">(</text:span><text:span text:style-name="NormalTok">stf </text:span><text:span text:style-name="OperatorTok">==</text:span><text:span text:style-name="NormalTok"><text:s text:c="1"/></text:span><text:span text:style-name="OperatorTok">-</text:span><text:span text:style-name="DecValTok">1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20"/>fprintf</text:span><text:span text:style-name="OperatorTok">(</text:span><text:span text:style-name="NormalTok">stderr</text:span><text:span text:style-name="OperatorTok">,</text:span><text:span text:style-name="NormalTok"><text:s text:c="1"/></text:span><text:span text:style-name="StringTok">"Undefined symbol: </text:span><text:span text:style-name="SpecialCharTok">%s</text:span><text:span text:style-name="StringTok"><text:s text:c="1"/>at </text:span><text:span text:style-name="SpecialCharTok">%X\n</text:span><text:span text:style-name="StringTok">"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
</text:p>
      <text:p text:style-name="Preformatted_20_Text">
<text:span text:style-name="NormalTok"><text:s text:c="20"/>exit</text:span><text:span text:style-name="OperatorTok">(</text:span><text:span text:style-name="DecValTok">1</text:span><text:span text:style-name="OperatorTok">);</text:span>
</text:p>
      <text:p text:style-name="Preformatted_20_Text">
<text:span text:style-name="NormalTok"><text:s text:c="16"/></text:span><text:span text:style-name="OperatorTok">}</text:span>
</text:p>
      <text:p text:style-name="Preformatted_20_Text">
<text:span text:style-name="NormalTok"><text:s text:c="16"/>addr_val </text:span><text:span text:style-name="OperatorTok">=</text:span><text:span text:style-name="NormalTok"><text:s text:c="1"/>symtab</text:span><text:span text:style-name="OperatorTok">[</text:span><text:span text:style-name="NormalTok">stf</text:span><text:span text:style-name="OperatorTok">].</text:span><text:span text:style-name="NormalTok">address</text:span><text:span text:style-name="OperatorTok">;</text:span>
</text:p>
      <text:p text:style-name="Preformatted_20_Text">
<text:span text:style-name="NormalTok"><text:s text:c="12"/></text:span><text:span text:style-name="OperatorTok">}</text:span>
</text:p>
      <text:p text:style-name="Preformatted_20_Text">
<text:span text:style-name="NormalTok"><text:s text:c="12"/></text:span><text:span text:style-name="DataTypeTok">char</text:span><text:span text:style-name="NormalTok"><text:s text:c="1"/>addrhex</text:span><text:span text:style-name="OperatorTok">[</text:span><text:span text:style-name="DecValTok">5</text:span><text:span text:style-name="OperatorTok">];</text:span><text:span text:style-name="NormalTok"><text:s text:c="1"/>int_to_hex</text:span><text:span text:style-name="OperatorTok">(</text:span><text:span text:style-name="NormalTok">addr_val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addrhex</text:span><text:span text:style-name="OperatorTok">);</text:span>
</text:p>
      <text:p text:style-name="Preformatted_20_Text">
<text:span text:style-name="NormalTok"><text:s text:c="12"/>sprintf</text:span><text:span text:style-name="OperatorTok">(</text:span><text:span text:style-name="NormalTok">objhex</text:span><text:span text:style-name="OperatorTok">,</text:span><text:span text:style-name="NormalTok"><text:s text:c="1"/></text:span><text:span text:style-name="StringTok">"</text:span><text:span text:style-name="SpecialCharTok">%s%s</text:span><text:span text:style-name="StringTok">"</text:span><text:span text:style-name="OperatorTok">,</text:span><text:span text:style-name="NormalTok"><text:s text:c="1"/>opc</text:span><text:span text:style-name="OperatorTok">,</text:span><text:span text:style-name="NormalTok"><text:s text:c="1"/>addrhex</text:span><text:span text:style-name="OperatorTok">);</text:span>
</text:p>
      <text:p text:style-name="Preformatted_20_Text">
<text:span text:style-name="NormalTok"><text:s text:c="12"/>objbytes </text:span><text:span text:style-name="OperatorTok">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<text:s text:c="1"/>objbytes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<text:s text:c="1"/>out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</text:span><text:span text:style-name="StringTok">"BYTE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DataTypeTok">int</text:span><text:span text:style-name="NormalTok"><text:s text:c="1"/>nb </text:span><text:span text:style-name="OperatorTok">=</text:span><text:span text:style-name="NormalTok"><text:s text:c="1"/>parse_BYTE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<text:s text:c="1"/>objhex</text:span><text:span text:style-name="OperatorTok">);</text:span>
</text:p>
      <text:p text:style-name="Preformatted_20_Text">
<text:span text:style-name="NormalTok"><text:s text:c="12"/></text:span><text:span text:style-name="ControlFlowTok">if</text:span><text:span text:style-name="NormalTok"><text:s text:c="1"/></text:span><text:span text:style-name="OperatorTok">(</text:span><text:span text:style-name="NormalTok">nb </text:span><text:span text:style-name="OperatorTok">&lt;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6"/>fprintf</text:span><text:span text:style-name="OperatorTok">(</text:span><text:span text:style-name="NormalTok">stderr</text:span><text:span text:style-name="OperatorTok">,</text:span><text:span text:style-name="NormalTok"><text:s text:c="1"/></text:span><text:span text:style-name="StringTok">"Invalid BYTE operand: </text:span><text:span text:style-name="SpecialCharTok">%s</text:span><text:span text:style-name="StringTok"><text:s text:c="1"/>at </text:span><text:span text:style-name="SpecialCharTok">%X\n</text:span><text:span text:style-name="StringTok">"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
</text:p>
      <text:p text:style-name="Preformatted_20_Text">
<text:span text:style-name="NormalTok"><text:s text:c="16"/>exit</text:span><text:span text:style-name="OperatorTok">(</text:span><text:span text:style-name="DecValTok">1</text:span><text:span text:style-name="OperatorTok">);</text:span>
</text:p>
      <text:p text:style-name="Preformatted_20_Text">
<text:span text:style-name="NormalTok"><text:s text:c="12"/></text:span><text:span text:style-name="OperatorTok">}</text:span>
</text:p>
      <text:p text:style-name="Preformatted_20_Text">
<text:span text:style-name="NormalTok"><text:s text:c="12"/>objbytes </text:span><text:span text:style-name="OperatorTok">=</text:span><text:span text:style-name="NormalTok"><text:s text:c="1"/>nb</text:span><text:span text:style-name="OperatorTok">;</text:span>
</text:p>
      <text:p text:style-name="Preformatted_20_Text">
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<text:s text:c="1"/>objbytes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<text:s text:c="1"/>out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</text:span><text:span text:style-name="StringTok">"WORD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DataTypeTok">int</text:span><text:span text:style-name="NormalTok"><text:s text:c="1"/>val </text:span><text:span text:style-name="OperatorTok">=</text:span><text:span text:style-name="NormalTok"><text:s text:c="1"/>atoi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);</text:span>
</text:p>
      <text:p text:style-name="Preformatted_20_Text">
<text:span text:style-name="NormalTok"><text:s text:c="12"/>int_to_hex</text:span><text:span text:style-name="OperatorTok">(</text:span><text:span text:style-name="NormalTok">val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objhex</text:span><text:span text:style-name="OperatorTok">);</text:span>
</text:p>
      <text:p text:style-name="Preformatted_20_Text">
<text:span text:style-name="NormalTok"><text:s text:c="12"/>objbytes </text:span><text:span text:style-name="OperatorTok">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<text:s text:c="1"/>objbytes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<text:s text:c="1"/>out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</text:span><text:span text:style-name="StringTok">"RESB"</text:span><text:span text:style-name="OperatorTok">)</text:span><text:span text:style-name="NormalTok"><text:s text:c="1"/></text:span><text:span text:style-name="OperatorTok">||</text:span><text:span text:style-name="NormalTok"><text:s text:c="1"/></text:span><text:span text:style-name="OperatorTok">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</text:span><text:span text:style-name="StringTok">"RESW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12"/>flush_text</text:span><text:span text:style-name="OperatorTok">(</text:span><text:span text:style-name="NormalTok">out</text:span><text:span text:style-name="OperatorTok">);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</text:span><text:span text:style-name="StringTok">"END"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12"/>flush_text</text:span><text:span text:style-name="OperatorTok">(</text:span><text:span text:style-name="NormalTok">out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/text:p>
      <text:p text:style-name="Preformatted_20_Text">
<text:span text:style-name="NormalTok"><text:s text:c="8"/>fprintf</text:span><text:span text:style-name="OperatorTok">(</text:span><text:span text:style-name="NormalTok">list</text:span><text:span text:style-name="OperatorTok">,</text:span><text:span text:style-name="NormalTok"><text:s text:c="1"/></text:span><text:span text:style-name="StringTok">"</text:span><text:span text:style-name="SpecialCharTok">%X\t%s\t%s\t%s\t%s\n</text:span><text:span text:style-name="StringTok">"</text:span><text:span text:style-name="OperatorTok">,</text:span>
</text:p>
      <text:p text:style-name="Preformatted_20_Text">
<text:span text:style-name="NormalTok"><text:s text:c="16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label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<text:s text:c="1"/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
</text:p>
      <text:p text:style-name="Preformatted_20_Text">
<text:span text:style-name="NormalTok"><text:s text:c="16"/></text:span><text:span text:style-name="OperatorTok">(</text:span><text:span text:style-name="NormalTok">objhex</text:span><text:span text:style-name="OperatorTok">[</text:span><text:span text:style-name="DecValTok">0</text:span><text:span text:style-name="OperatorTok">]</text:span><text:span text:style-name="NormalTok"><text:s text:c="1"/></text:span><text:span text:style-name="OperatorTok">?</text:span><text:span text:style-name="NormalTok"><text:s text:c="1"/>objhex </text:span><text:span text:style-name="OperatorTok">:</text:span><text:span text:style-name="NormalTok"><text:s text:c="1"/></text:span><text:span text:style-name="StringTok">"**"</text:span><text:span text:style-name="OperatorTok">));</text:span>
</text:p>
      <text:p text:style-name="Preformatted_20_Text">
<text:span text:style-name="NormalTok"><text:s text:c="4"/></text:span><text:span text:style-name="OperatorTok">}</text:span>
</text:p>
      <text:p text:style-name="Preformatted_20_Text">
</text:p>
      <text:p text:style-name="Preformatted_20_Text">
<text:span text:style-name="NormalTok"><text:s text:c="4"/>flush_text</text:span><text:span text:style-name="OperatorTok">(</text:span><text:span text:style-name="NormalTok">out</text:span><text:span text:style-name="OperatorTok">);</text:span>
</text:p>
      <text:p text:style-name="Preformatted_20_Text">
<text:span text:style-name="NormalTok"><text:s text:c="4"/>fprintf</text:span><text:span text:style-name="OperatorTok">(</text:span><text:span text:style-name="NormalTok">out</text:span><text:span text:style-name="OperatorTok">,</text:span><text:span text:style-name="NormalTok"><text:s text:c="1"/></text:span><text:span text:style-name="StringTok">"E </text:span><text:span text:style-name="SpecialCharTok">%06X\n</text:span><text:span text:style-name="StringTok">"</text:span><text:span text:style-name="OperatorTok">,</text:span><text:span text:style-name="NormalTok"><text:s text:c="1"/>start_addr</text:span><text:span text:style-name="OperatorTok">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int</text:span><text:span text:style-name="NormalTok"><text:s text:c="1"/>main</text:span><text:span text:style-name="OperatorTok">(</text:span><text:span text:style-name="DataTypeTok">voi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FILE</text:span><text:span text:style-name="NormalTok"><text:s text:c="1"/></text:span><text:span text:style-name="OperatorTok">*</text:span><text:span text:style-name="NormalTok">inter </text:span><text:span text:style-name="OperatorTok">=</text:span><text:span text:style-name="NormalTok"><text:s text:c="1"/>fopen</text:span><text:span text:style-name="OperatorTok">(</text:span><text:span text:style-name="StringTok">"../../ipop/intermediate.sic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NormalTok"><text:s text:c="1"/></text:span><text:span text:style-name="OperatorTok">*</text:span><text:span text:style-name="NormalTok">otab <text:s text:c="1"/></text:span><text:span text:style-name="OperatorTok">=</text:span><text:span text:style-name="NormalTok"><text:s text:c="1"/>fopen</text:span><text:span text:style-name="OperatorTok">(</text:span><text:span text:style-name="StringTok">"../../ipop/optab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NormalTok"><text:s text:c="1"/></text:span><text:span text:style-name="OperatorTok">*</text:span><text:span text:style-name="NormalTok">stab <text:s text:c="1"/></text:span><text:span text:style-name="OperatorTok">=</text:span><text:span text:style-name="NormalTok"><text:s text:c="1"/>fopen</text:span><text:span text:style-name="OperatorTok">(</text:span><text:span text:style-name="StringTok">"../../ipop/symtab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NormalTok"><text:s text:c="1"/></text:span><text:span text:style-name="OperatorTok">*</text:span><text:span text:style-name="NormalTok">out <text:s text:c="2"/></text:span><text:span text:style-name="OperatorTok">=</text:span><text:span text:style-name="NormalTok"><text:s text:c="1"/>fopen</text:span><text:span text:style-name="OperatorTok">(</text:span><text:span text:style-name="StringTok">"../../ipop/objcode"</text:span><text:span text:style-name="OperatorTok">,</text:span><text:span text:style-name="NormalTok"><text:s text:c="1"/></text:span><text:span text:style-name="StringTok">"w"</text:span><text:span text:style-name="OperatorTok">);</text:span>
</text:p>
      <text:p text:style-name="Preformatted_20_Text">
<text:span text:style-name="NormalTok"><text:s text:c="4"/></text:span><text:span text:style-name="DataTypeTok">FILE</text:span><text:span text:style-name="NormalTok"><text:s text:c="1"/></text:span><text:span text:style-name="OperatorTok">*</text:span><text:span text:style-name="NormalTok">list <text:s text:c="1"/></text:span><text:span text:style-name="OperatorTok">=</text:span><text:span text:style-name="NormalTok"><text:s text:c="1"/>fopen</text:span><text:span text:style-name="OperatorTok">(</text:span><text:span text:style-name="StringTok">"../../ipop/listfile.sic"</text:span><text:span text:style-name="OperatorTok">,</text:span><text:span text:style-name="NormalTok"><text:s text:c="1"/></text:span><text:span text:style-name="StringTok">"w"</text:span><text:span text:style-name="OperatorTok">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!</text:span><text:span text:style-name="NormalTok">inter </text:span><text:span text:style-name="OperatorTok">||</text:span><text:span text:style-name="NormalTok"><text:s text:c="1"/></text:span><text:span text:style-name="OperatorTok">!</text:span><text:span text:style-name="NormalTok">otab </text:span><text:span text:style-name="OperatorTok">||</text:span><text:span text:style-name="NormalTok"><text:s text:c="1"/></text:span><text:span text:style-name="OperatorTok">!</text:span><text:span text:style-name="NormalTok">stab </text:span><text:span text:style-name="OperatorTok">||</text:span><text:span text:style-name="NormalTok"><text:s text:c="1"/></text:span><text:span text:style-name="OperatorTok">!</text:span><text:span text:style-name="NormalTok">out </text:span><text:span text:style-name="OperatorTok">||</text:span><text:span text:style-name="NormalTok"><text:s text:c="1"/></text:span><text:span text:style-name="OperatorTok">!</text:span><text:span text:style-name="NormalTok">list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printf</text:span><text:span text:style-name="OperatorTok">(</text:span><text:span text:style-name="StringTok">"Could not open files...</text:span><text:span text:style-name="SpecialCharTok">\n</text:span><text:span text:style-name="StringTok">"</text:span><text:span text:style-name="OperatorTok">);</text:span>
</text:p>
      <text:p text:style-name="Preformatted_20_Text">
<text:span text:style-name="NormalTok"><text:s text:c="8"/></text:span><text:span text:style-name="ControlFlowTok">return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/text:p>
      <text:p text:style-name="Preformatted_20_Text">
<text:span text:style-name="NormalTok"><text:s text:c="4"/></text:span><text:span text:style-name="CommentTok">// read optab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</text:span><text:span text:style-name="NormalTok">fscanf</text:span><text:span text:style-name="OperatorTok">(</text:span><text:span text:style-name="NormalTok">otab</text:span><text:span text:style-name="OperatorTok">,</text:span><text:span text:style-name="NormalTok"><text:s text:c="1"/></text:span><text:span text:style-name="StringTok">"</text:span><text:span text:style-name="SpecialCharTok">%s</text:span><text:span text:style-name="StringTok"><text:s text:c="1"/></text:span><text:span text:style-name="SpecialCharTok">%X</text:span><text:span text:style-name="StringTok">"</text:span><text:span text:style-name="OperatorTok">,</text:span><text:span text:style-name="NormalTok"><text:s text:c="1"/>optab</text:span><text:span text:style-name="OperatorTok">[</text:span><text:span text:style-name="NormalTok">otsize</text:span><text:span text:style-name="OperatorTok">].</text:span><text:span text:style-name="NormalTok">symbol</text:span><text:span text:style-name="OperatorTok">,</text:span><text:span text:style-name="NormalTok"><text:s text:c="1"/></text:span><text:span text:style-name="OperatorTok">&amp;</text:span><text:span text:style-name="NormalTok">optab</text:span><text:span text:style-name="OperatorTok">[</text:span><text:span text:style-name="NormalTok">otsize</text:span><text:span text:style-name="OperatorTok">].</text:span><text:span text:style-name="NormalTok">address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2</text:span><text:span text:style-name="OperatorTok">)</text:span><text:span text:style-name="NormalTok"><text:s text:c="1"/>otsize</text:span><text:span text:style-name="OperatorTok">++;</text:span>
</text:p>
      <text:p text:style-name="Preformatted_20_Text">
<text:span text:style-name="NormalTok"><text:s text:c="4"/></text:span><text:span text:style-name="CommentTok">// read symtab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</text:span><text:span text:style-name="NormalTok">fscanf</text:span><text:span text:style-name="OperatorTok">(</text:span><text:span text:style-name="NormalTok">stab</text:span><text:span text:style-name="OperatorTok">,</text:span><text:span text:style-name="NormalTok"><text:s text:c="1"/></text:span><text:span text:style-name="StringTok">"</text:span><text:span text:style-name="SpecialCharTok">%s</text:span><text:span text:style-name="StringTok"><text:s text:c="1"/></text:span><text:span text:style-name="SpecialCharTok">%X</text:span><text:span text:style-name="StringTok">"</text:span><text:span text:style-name="OperatorTok">,</text:span><text:span text:style-name="NormalTok"><text:s text:c="1"/>symtab</text:span><text:span text:style-name="OperatorTok">[</text:span><text:span text:style-name="NormalTok">stsize</text:span><text:span text:style-name="OperatorTok">].</text:span><text:span text:style-name="NormalTok">symbol</text:span><text:span text:style-name="OperatorTok">,</text:span><text:span text:style-name="NormalTok"><text:s text:c="1"/></text:span><text:span text:style-name="OperatorTok">&amp;</text:span><text:span text:style-name="NormalTok">symtab</text:span><text:span text:style-name="OperatorTok">[</text:span><text:span text:style-name="NormalTok">stsize</text:span><text:span text:style-name="OperatorTok">].</text:span><text:span text:style-name="NormalTok">address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2</text:span><text:span text:style-name="OperatorTok">)</text:span><text:span text:style-name="NormalTok"><text:s text:c="1"/>stsize</text:span><text:span text:style-name="OperatorTok">++;</text:span>
</text:p>
      <text:p text:style-name="Preformatted_20_Text">
<text:span text:style-name="NormalTok"><text:s text:c="4"/></text:span><text:span text:style-name="CommentTok">// read intermediate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</text:span><text:span text:style-name="NormalTok">fscanf</text:span><text:span text:style-name="OperatorTok">(</text:span><text:span text:style-name="NormalTok">inter</text:span><text:span text:style-name="OperatorTok">,</text:span><text:span text:style-name="NormalTok"><text:s text:c="1"/></text:span><text:span text:style-name="StringTok">"</text:span><text:span text:style-name="SpecialCharTok">%X</text:span><text:span text:style-name="StringTok"><text:s text:c="1"/></text:span><text:span text:style-name="SpecialCharTok">%s</text:span><text:span text:style-name="StringTok"><text:s text:c="1"/></text:span><text:span text:style-name="SpecialCharTok">%s</text:span><text:span text:style-name="StringTok"><text:s text:c="1"/></text:span><text:span text:style-name="SpecialCharTok">%s</text:span><text:span text:style-name="StringTok">"</text:span><text:span text:style-name="OperatorTok">,</text:span><text:span text:style-name="NormalTok"><text:s text:c="1"/></text:span><text:span text:style-name="OperatorTok">&amp;</text:span><text:span text:style-name="NormalTok">itr</text:span><text:span text:style-name="OperatorTok">[</text:span><text:span text:style-name="NormalTok">lcnt</text:span><text:span text:style-name="OperatorTok">].</text:span><text:span text:style-name="NormalTok">addr</text:span><text:span text:style-name="OperatorTok">,</text:span><text:span text:style-name="NormalTok"><text:s text:c="1"/>itr</text:span><text:span text:style-name="OperatorTok">[</text:span><text:span text:style-name="NormalTok">lcnt</text:span><text:span text:style-name="OperatorTok">].</text:span><text:span text:style-name="NormalTok">label</text:span><text:span text:style-name="OperatorTok">,</text:span><text:span text:style-name="NormalTok"><text:s text:c="1"/>itr</text:span><text:span text:style-name="OperatorTok">[</text:span><text:span text:style-name="NormalTok">lcnt</text:span><text:span text:style-name="OperatorTok">].</text:span><text:span text:style-name="NormalTok">opcode</text:span><text:span text:style-name="OperatorTok">,</text:span><text:span text:style-name="NormalTok"><text:s text:c="1"/>itr</text:span><text:span text:style-name="OperatorTok">[</text:span><text:span text:style-name="NormalTok">lcnt</text:span><text:span text:style-name="OperatorTok">].</text:span><text:span text:style-name="NormalTok">opnd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4</text:span><text:span text:style-name="OperatorTok">)</text:span><text:span text:style-name="NormalTok"><text:s text:c="1"/>lcnt</text:span><text:span text:style-name="OperatorTok">++;</text:span>
</text:p>
      <text:p text:style-name="Preformatted_20_Text">
</text:p>
      <text:p text:style-name="Preformatted_20_Text">
<text:span text:style-name="NormalTok"><text:s text:c="4"/>pass2</text:span><text:span text:style-name="OperatorTok">(</text:span><text:span text:style-name="NormalTok">out</text:span><text:span text:style-name="OperatorTok">,</text:span><text:span text:style-name="NormalTok"><text:s text:c="1"/>list</text:span><text:span text:style-name="OperatorTok">);</text:span>
</text:p>
      <text:p text:style-name="Preformatted_20_Text">
<text:span text:style-name="NormalTok"><text:s text:c="4"/>printf</text:span><text:span text:style-name="OperatorTok">(</text:span><text:span text:style-name="StringTok">"Object Code Saved in </text:span><text:span text:style-name="SpecialCharTok">\"</text:span><text:span text:style-name="StringTok">objcode</text:span><text:span text:style-name="SpecialCharTok">\"</text:span><text:span text:style-name="StringTok"><text:s text:c="1"/>in ipop</text:span><text:span text:style-name="SpecialCharTok">\n</text:span><text:span text:style-name="StringTok">"</text:span><text:span text:style-name="OperatorTok">);</text:span>
</text:p>
      <text:p text:style-name="Preformatted_20_Text">
<text:span text:style-name="NormalTok"><text:s text:c="4"/>printf</text:span><text:span text:style-name="OperatorTok">(</text:span><text:span text:style-name="StringTok">"Listing file Saved in </text:span><text:span text:style-name="SpecialCharTok">\"</text:span><text:span text:style-name="StringTok">listfile.sic</text:span><text:span text:style-name="SpecialCharTok">\"</text:span><text:span text:style-name="StringTok"><text:s text:c="1"/>in ipop</text:span><text:span text:style-name="SpecialCharTok">\n</text:span><text:span text:style-name="StringTok">"</text:span><text:span text:style-name="OperatorTok">);</text:span>
</text:p>
      <text:p text:style-name="Preformatted_20_Text">
</text:p>
      <text:p text:style-name="Preformatted_20_Text">
<text:span text:style-name="NormalTok"><text:s text:c="4"/>fclose</text:span><text:span text:style-name="OperatorTok">(</text:span><text:span text:style-name="NormalTok">inter</text:span><text:span text:style-name="OperatorTok">);</text:span><text:span text:style-name="NormalTok"><text:s text:c="1"/>fclose</text:span><text:span text:style-name="OperatorTok">(</text:span><text:span text:style-name="NormalTok">otab</text:span><text:span text:style-name="OperatorTok">);</text:span><text:span text:style-name="NormalTok"><text:s text:c="1"/>fclose</text:span><text:span text:style-name="OperatorTok">(</text:span><text:span text:style-name="NormalTok">stab</text:span><text:span text:style-name="OperatorTok">);</text:span><text:span text:style-name="NormalTok"><text:s text:c="1"/>fclose</text:span><text:span text:style-name="OperatorTok">(</text:span><text:span text:style-name="NormalTok">out</text:span><text:span text:style-name="OperatorTok">);</text:span><text:span text:style-name="NormalTok"><text:s text:c="1"/>fclose</text:span><text:span text:style-name="OperatorTok">(</text:span><text:span text:style-name="NormalTok">list</text:span><text:span text:style-name="OperatorTok">);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OperatorTok">}</text:span>
</text:p>
      <text:p text:style-name="P78">Output</text:p>
      <text:p text:style-name="P79">Object Code Saved in "objcode" in ipop</text:p>
      <text:p text:style-name="P80">Listing file Saved in "listfile.sic" in ipop</text:p>
      <text:p text:style-name="P81"><text:s text:c="4"/>1. objcode</text:p>
      <text:p text:style-name="P82"><text:s text:c="8"/>H <text:s text:c="2"/>COPY 001000 000012</text:p>
      <text:p text:style-name="P83"><text:s text:c="8"/>T 001000 0F 001009 18100C 0C100F 000005 000003</text:p>
      <text:p text:style-name="P84"><text:s text:c="8"/>E 001000</text:p>
      <text:p text:style-name="P85"/>
      <text:p text:style-name="P86"><text:s text:c="4"/>2. listfile.sic</text:p>
      <text:p text:style-name="P87"><text:s text:c="8"/>1000 <text:s text:c="3"/>COPY <text:s text:c="3"/>START <text:s text:c="2"/>1000 <text:s text:c="3"/>**</text:p>
      <text:p text:style-name="P88"><text:s text:c="8"/>1000 <text:s text:c="3"/>FIRST <text:s text:c="2"/>LDA ALPHA <text:s text:c="2"/>001009</text:p>
      <text:p text:style-name="P89"><text:s text:c="8"/>1003 <text:s text:c="3"/>** <text:s text:c="1"/>ADD BETA <text:s text:c="3"/>18100C</text:p>
      <text:p text:style-name="P90"><text:s text:c="8"/>1006 <text:s text:c="3"/>** <text:s text:c="1"/>STA GAMMA <text:s text:c="2"/>0C100F</text:p>
      <text:p text:style-name="P91"><text:s text:c="8"/>1009 <text:s text:c="3"/>ALPHA <text:s text:c="2"/>WORD <text:s text:c="3"/>5 <text:s text:c="2"/>000005</text:p>
      <text:p text:style-name="P92"><text:s text:c="8"/>100C <text:s text:c="3"/>BETA <text:s text:c="3"/>WORD <text:s text:c="3"/>3 <text:s text:c="2"/>000003</text:p>
      <text:p text:style-name="P93"><text:s text:c="8"/>100F <text:s text:c="3"/>GAMMA <text:s text:c="2"/>RESW <text:s text:c="3"/>1 <text:s text:c="2"/>**</text:p>
      <text:p text:style-name="P94"><text:s text:c="8"/>1012 <text:s text:c="3"/>** <text:s text:c="1"/>END FIRST <text:s text:c="2"/>**</text:p>
      <text:h text:style-name="Heading_20_2" text:outline-level="2"><text:bookmark-start text:name="loader"/><text:span text:style-name="T1">Loader</text:span><text:bookmark-end text:name="loader"/></text:h>
      <text:h text:style-name="Heading_20_3" text:outline-level="3"><text:bookmark-start text:name="absolute-loader"/><text:span text:style-name="T2">Absolute Loader</text:span><text:bookmark-end text:name="absolute-loader"/></text:h>
      <text:p text:style-name="Preformatted_20_Text">
<text:span text:style-name="PreprocessorTok">#include</text:span><text:span text:style-name="ImportTok">&lt;stdio.h&gt;</text:span>
</text:p>
      <text:p text:style-name="Preformatted_20_Text">
<text:span text:style-name="PreprocessorTok">#include</text:span><text:span text:style-name="ImportTok">&lt;stdlib.h&gt;</text:span>
</text:p>
      <text:p text:style-name="Preformatted_20_Text">
<text:span text:style-name="PreprocessorTok">#include</text:span><text:span text:style-name="ImportTok">&lt;string.h&gt;</text:span>
</text:p>
      <text:p text:style-name="Preformatted_20_Text">
</text:p>
      <text:p text:style-name="Preformatted_20_Text">
<text:span text:style-name="PreprocessorTok">#define BUF </text:span><text:span text:style-name="DecValTok">1000</text:span>
</text:p>
      <text:p text:style-name="Preformatted_20_Text">
</text:p>
      <text:p text:style-name="Preformatted_20_Text">
</text:p>
      <text:p text:style-name="Preformatted_20_Text">
<text:span text:style-name="DataTypeTok">int</text:span><text:span text:style-name="NormalTok"><text:s text:c="1"/>main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FILE</text:span><text:span text:style-name="OperatorTok">*</text:span><text:span text:style-name="NormalTok"><text:s text:c="1"/>obj </text:span><text:span text:style-name="OperatorTok">=</text:span><text:span text:style-name="NormalTok"><text:s text:c="1"/>fopen</text:span><text:span text:style-name="OperatorTok">(</text:span><text:span text:style-name="StringTok">"../ipop/objcode"</text:span><text:span text:style-name="OperatorTok">,</text:span><text:span text:style-name="NormalTok"><text:s text:c="1"/></text:span><text:span text:style-name="StringTok">"r"</text:span><text:span text:style-name="OperatorTok">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!</text:span><text:span text:style-name="NormalTok">obj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printf</text:span><text:span text:style-name="OperatorTok">(</text:span><text:span text:style-name="StringTok">"Couldnot open file..."</text:span><text:span text:style-name="OperatorTok">);</text:span>
</text:p>
      <text:p text:style-name="Preformatted_20_Text">
<text:span text:style-name="NormalTok"><text:s text:c="8"/></text:span><text:span text:style-name="ControlFlowTok">return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DataTypeTok">int</text:span><text:span text:style-name="NormalTok"><text:s text:c="1"/>locct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NormalTok"><text:s text:c="4"/></text:span><text:span text:style-name="DataTypeTok">char</text:span><text:span text:style-name="NormalTok"><text:s text:c="1"/>ch</text:span><text:span text:style-name="OperatorTok">;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(</text:span><text:span text:style-name="NormalTok">ch </text:span><text:span text:style-name="OperatorTok">=</text:span><text:span text:style-name="NormalTok"><text:s text:c="1"/>fgetc</text:span><text:span text:style-name="OperatorTok">(</text:span><text:span text:style-name="NormalTok">obj</text:span><text:span text:style-name="OperatorTok">))</text:span><text:span text:style-name="NormalTok"><text:s text:c="1"/></text:span><text:span text:style-name="OperatorTok">!=</text:span><text:span text:style-name="NormalTok"><text:s text:c="1"/>EOF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ch </text:span><text:span text:style-name="OperatorTok">==</text:span><text:span text:style-name="NormalTok"><text:s text:c="1"/></text:span><text:span text:style-name="CharTok">'H'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while</text:span><text:span text:style-name="NormalTok"><text:s text:c="1"/></text:span><text:span text:style-name="OperatorTok">((</text:span><text:span text:style-name="NormalTok">ch </text:span><text:span text:style-name="OperatorTok">=</text:span><text:span text:style-name="NormalTok"><text:s text:c="1"/>fgetc</text:span><text:span text:style-name="OperatorTok">(</text:span><text:span text:style-name="NormalTok">obj</text:span><text:span text:style-name="OperatorTok">))</text:span><text:span text:style-name="NormalTok"><text:s text:c="1"/></text:span><text:span text:style-name="OperatorTok">==</text:span><text:span text:style-name="NormalTok"><text:s text:c="1"/></text:span><text:span text:style-name="CharTok">' '</text:span><text:span text:style-name="OperatorTok">);</text:span>
</text:p>
      <text:p text:style-name="Preformatted_20_Text">
<text:span text:style-name="NormalTok"><text:s text:c="12"/></text:span><text:span text:style-name="DataTypeTok">char</text:span><text:span text:style-name="NormalTok"><text:s text:c="1"/>pname</text:span><text:span text:style-name="OperatorTok">[</text:span><text:span text:style-name="DecValTok">6</text:span><text:span text:style-name="OperatorTok">];</text:span>
</text:p>
      <text:p text:style-name="Preformatted_20_Text">
<text:span text:style-name="NormalTok"><text:s text:c="12"/></text:span><text:span text:style-name="DataTypeTok">int</text:span><text:span text:style-name="NormalTok"><text:s text:c="1"/>start</text:span><text:span text:style-name="OperatorTok">,</text:span><text:span text:style-name="NormalTok"><text:s text:c="1"/>length</text:span><text:span text:style-name="OperatorTok">;</text:span>
</text:p>
      <text:p text:style-name="Preformatted_20_Text">
<text:span text:style-name="NormalTok"><text:s text:c="12"/>fscanf</text:span><text:span text:style-name="OperatorTok">(</text:span><text:span text:style-name="NormalTok">obj</text:span><text:span text:style-name="OperatorTok">,</text:span><text:span text:style-name="NormalTok"><text:s text:c="1"/></text:span><text:span text:style-name="StringTok">"</text:span><text:span text:style-name="SpecialCharTok">%s</text:span><text:span text:style-name="StringTok"><text:s text:c="1"/></text:span><text:span text:style-name="SpecialCharTok">%X</text:span><text:span text:style-name="StringTok"><text:s text:c="1"/></text:span><text:span text:style-name="SpecialCharTok">%X\n</text:span><text:span text:style-name="StringTok">"</text:span><text:span text:style-name="OperatorTok">,</text:span><text:span text:style-name="NormalTok"><text:s text:c="1"/>pname</text:span><text:span text:style-name="OperatorTok">,</text:span><text:span text:style-name="NormalTok"><text:s text:c="1"/></text:span><text:span text:style-name="OperatorTok">&amp;</text:span><text:span text:style-name="NormalTok">start</text:span><text:span text:style-name="OperatorTok">,</text:span><text:span text:style-name="NormalTok"><text:s text:c="1"/></text:span><text:span text:style-name="OperatorTok">&amp;</text:span><text:span text:style-name="NormalTok">length</text:span><text:span text:style-name="OperatorTok">);</text:span>
</text:p>
      <text:p text:style-name="Preformatted_20_Text">
<text:span text:style-name="NormalTok"><text:s text:c="12"/>locctr </text:span><text:span text:style-name="OperatorTok">=</text:span><text:span text:style-name="NormalTok"><text:s text:c="1"/>start</text:span><text:span text:style-name="OperatorTok">;</text:span>
</text:p>
      <text:p text:style-name="Preformatted_20_Text">
<text:span text:style-name="NormalTok"><text:s text:c="12"/>printf</text:span><text:span text:style-name="OperatorTok">(</text:span><text:span text:style-name="StringTok">"Program Name: </text:span><text:span text:style-name="SpecialCharTok">%c%s\n</text:span><text:span text:style-name="StringTok">"</text:span><text:span text:style-name="OperatorTok">,</text:span><text:span text:style-name="NormalTok"><text:s text:c="1"/>ch</text:span><text:span text:style-name="OperatorTok">,</text:span><text:span text:style-name="NormalTok"><text:s text:c="1"/>pname</text:span><text:span text:style-name="OperatorTok">);</text:span>
</text:p>
      <text:p text:style-name="Preformatted_20_Text">
<text:span text:style-name="NormalTok"><text:s text:c="12"/>printf</text:span><text:span text:style-name="OperatorTok">(</text:span><text:span text:style-name="StringTok">"Starting Address: </text:span><text:span text:style-name="SpecialCharTok">%X\n</text:span><text:span text:style-name="StringTok">"</text:span><text:span text:style-name="OperatorTok">,</text:span><text:span text:style-name="NormalTok"><text:s text:c="1"/>start</text:span><text:span text:style-name="OperatorTok">);</text:span>
</text:p>
      <text:p text:style-name="Preformatted_20_Text">
<text:span text:style-name="NormalTok"><text:s text:c="12"/>printf</text:span><text:span text:style-name="OperatorTok">(</text:span><text:span text:style-name="StringTok">"Program Length: </text:span><text:span text:style-name="SpecialCharTok">%X\n</text:span><text:span text:style-name="StringTok">"</text:span><text:span text:style-name="OperatorTok">,</text:span><text:span text:style-name="NormalTok"><text:s text:c="1"/>length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</text:span><text:span text:style-name="NormalTok">ch </text:span><text:span text:style-name="OperatorTok">==</text:span><text:span text:style-name="NormalTok"><text:s text:c="1"/></text:span><text:span text:style-name="CharTok">'T'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</text:span><text:span text:style-name="ControlFlowTok">while</text:span><text:span text:style-name="NormalTok"><text:s text:c="1"/></text:span><text:span text:style-name="OperatorTok">((</text:span><text:span text:style-name="NormalTok">ch </text:span><text:span text:style-name="OperatorTok">=</text:span><text:span text:style-name="NormalTok"><text:s text:c="1"/>fgetc</text:span><text:span text:style-name="OperatorTok">(</text:span><text:span text:style-name="NormalTok">obj</text:span><text:span text:style-name="OperatorTok">))</text:span><text:span text:style-name="NormalTok"><text:s text:c="1"/></text:span><text:span text:style-name="OperatorTok">==</text:span><text:span text:style-name="NormalTok"><text:s text:c="1"/></text:span><text:span text:style-name="CharTok">' '</text:span><text:span text:style-name="OperatorTok">);</text:span>
</text:p>
      <text:p text:style-name="Preformatted_20_Text">
<text:span text:style-name="NormalTok"><text:s text:c="12"/></text:span><text:span text:style-name="DataTypeTok">int</text:span><text:span text:style-name="NormalTok"><text:s text:c="1"/>start</text:span><text:span text:style-name="OperatorTok">,</text:span><text:span text:style-name="NormalTok"><text:s text:c="1"/>length</text:span><text:span text:style-name="OperatorTok">;</text:span>
</text:p>
      <text:p text:style-name="Preformatted_20_Text">
<text:span text:style-name="NormalTok"><text:s text:c="12"/>fscanf</text:span><text:span text:style-name="OperatorTok">(</text:span><text:span text:style-name="NormalTok">obj</text:span><text:span text:style-name="OperatorTok">,</text:span><text:span text:style-name="NormalTok"><text:s text:c="1"/></text:span><text:span text:style-name="StringTok">"</text:span><text:span text:style-name="SpecialCharTok">%X</text:span><text:span text:style-name="StringTok"><text:s text:c="1"/></text:span><text:span text:style-name="SpecialCharTok">%X</text:span><text:span text:style-name="StringTok"><text:s text:c="1"/>"</text:span><text:span text:style-name="OperatorTok">,</text:span><text:span text:style-name="NormalTok"><text:s text:c="1"/></text:span><text:span text:style-name="OperatorTok">&amp;</text:span><text:span text:style-name="NormalTok">start</text:span><text:span text:style-name="OperatorTok">,</text:span><text:span text:style-name="NormalTok"><text:s text:c="1"/></text:span><text:span text:style-name="OperatorTok">&amp;</text:span><text:span text:style-name="NormalTok">length</text:span><text:span text:style-name="OperatorTok">);</text:span>
</text:p>
      <text:p text:style-name="Preformatted_20_Text">
<text:span text:style-name="NormalTok"><text:s text:c="12"/></text:span><text:span text:style-name="ControlFlow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16"/>ch </text:span><text:span text:style-name="OperatorTok">=</text:span><text:span text:style-name="NormalTok"><text:s text:c="1"/>fgetc</text:span><text:span text:style-name="OperatorTok">(</text:span><text:span text:style-name="NormalTok">obj</text:span><text:span text:style-name="OperatorTok">);</text:span>
</text:p>
      <text:p text:style-name="Preformatted_20_Text">
<text:span text:style-name="NormalTok"><text:s text:c="16"/></text:span><text:span text:style-name="ControlFlowTok">if</text:span><text:span text:style-name="NormalTok"><text:s text:c="1"/></text:span><text:span text:style-name="OperatorTok">(</text:span><text:span text:style-name="NormalTok">ch </text:span><text:span text:style-name="OperatorTok">==</text:span><text:span text:style-name="NormalTok"><text:s text:c="1"/></text:span><text:span text:style-name="CharTok">' '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20"/>i</text:span><text:span text:style-name="OperatorTok">--;</text:span>
</text:p>
      <text:p text:style-name="Preformatted_20_Text">
<text:span text:style-name="NormalTok"><text:s text:c="20"/></text:span><text:span text:style-name="ControlFlowTok">continue</text:span><text:span text:style-name="OperatorTok">;</text:span>
</text:p>
      <text:p text:style-name="Preformatted_20_Text">
<text:span text:style-name="NormalTok"><text:s text:c="16"/></text:span><text:span text:style-name="OperatorTok">}</text:span>
</text:p>
      <text:p text:style-name="Preformatted_20_Text">
<text:span text:style-name="NormalTok"><text:s text:c="16"/></text:span><text:span text:style-name="DataTypeTok">char</text:span><text:span text:style-name="NormalTok"><text:s text:c="1"/>ch1 </text:span><text:span text:style-name="OperatorTok">=</text:span><text:span text:style-name="NormalTok"><text:s text:c="1"/>fgetc</text:span><text:span text:style-name="OperatorTok">(</text:span><text:span text:style-name="NormalTok">obj</text:span><text:span text:style-name="OperatorTok">);</text:span>
</text:p>
      <text:p text:style-name="Preformatted_20_Text">
<text:span text:style-name="NormalTok"><text:s text:c="16"/>printf</text:span><text:span text:style-name="OperatorTok">(</text:span><text:span text:style-name="StringTok">"</text:span><text:span text:style-name="SpecialCharTok">%X</text:span><text:span text:style-name="StringTok">: </text:span><text:span text:style-name="SpecialCharTok">%c%c\n</text:span><text:span text:style-name="StringTok">"</text:span><text:span text:style-name="OperatorTok">,</text:span><text:span text:style-name="NormalTok"><text:s text:c="1"/>locctr</text:span><text:span text:style-name="OperatorTok">++,</text:span><text:span text:style-name="NormalTok"><text:s text:c="1"/>ch</text:span><text:span text:style-name="OperatorTok">,</text:span><text:span text:style-name="NormalTok"><text:s text:c="1"/>ch1</text:span><text:span text:style-name="OperatorTok">);</text:span>
</text:p>
      <text:p text:style-name="Preformatted_20_Text">
<text:span text:style-name="NormalTok"><text:s text:c="12"/></text:span><text:span text:style-name="OperatorTok">}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OperatorTok">}</text:span>
</text:p>
      <text:p text:style-name="P95">I/P</text:p>
      <text:p text:style-name="P96">objcode</text:p>
      <text:p text:style-name="P97"><text:s text:c="4"/>H <text:s text:c="2"/>COPY 001000 000012</text:p>
      <text:p text:style-name="P98"><text:s text:c="4"/>T 001000 0F 001009 18100C 0C100F 000005 000003</text:p>
      <text:p text:style-name="P99"><text:s text:c="4"/>E 001000</text:p>
      <text:p text:style-name="P100"/>
      <text:p text:style-name="P101">O/P</text:p>
      <text:p text:style-name="P102">Program Name: COPY</text:p>
      <text:p text:style-name="P103">Starting Address: 1000</text:p>
      <text:p text:style-name="P104">Program Length: 12</text:p>
      <text:p text:style-name="P105">1000: 00</text:p>
      <text:p text:style-name="P106">1001: 10</text:p>
      <text:p text:style-name="P107">1002: 09</text:p>
      <text:p text:style-name="P108">1003: 18</text:p>
      <text:p text:style-name="P109">1004: 10</text:p>
      <text:p text:style-name="P110">1005: 0C</text:p>
      <text:p text:style-name="P111">1006: 0C</text:p>
      <text:p text:style-name="P112">1007: 10</text:p>
      <text:p text:style-name="P113">1008: 0F</text:p>
      <text:p text:style-name="P114">1009: 00</text:p>
      <text:p text:style-name="P115">100A: 00</text:p>
      <text:p text:style-name="P116">100B: 05</text:p>
      <text:p text:style-name="P117">100C: 00</text:p>
      <text:p text:style-name="P118">100D: 00</text:p>
      <text:p text:style-name="P119">100E: 03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10-04T16:04:46Z</meta:creation-date>
    <dc:date>2025-10-04T16:04:46Z</dc:date>
    <meta:user-defined meta:name="base_path" meta:value-type="string">/home/a_swi_nrd/College Things/system-software/printouts</meta:user-defined>
  </office:meta>
</office:document-meta>
</file>